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39pt"/>
    </style:style>
    <style:style style:name="co2" style:family="table-column">
      <style:table-column-properties fo:break-before="auto" style:column-width="76.65pt"/>
    </style:style>
    <style:style style:name="co3" style:family="table-column">
      <style:table-column-properties fo:break-before="auto" style:column-width="100.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nergyVals" table:style-name="ta1">
        <table:shapes>
          <draw:frame draw:z-index="0" draw:style-name="gr1" draw:text-style-name="P1" svg:width="453.51pt" svg:height="255.09pt" svg:x="366.8pt" svg:y="1078.04pt">
            <loext:p draw:notify-on-update-of-ranges="EnergyVals.A1:EnergyVals.A101 EnergyVals.B1:EnergyVals.B101 EnergyVals.C1:EnergyVals.C101 EnergyVals.D1:EnergyVals.D101 EnergyVals.E1:EnergyVals.E1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7028555055" calcext:value-type="float">
            <text:p>11.7028555055</text:p>
          </table:table-cell>
          <table:table-cell office:value-type="float" office:value="-3.06648038066E-017" calcext:value-type="float">
            <text:p>-3.06648038066E-17</text:p>
          </table:table-cell>
          <table:table-cell office:value-type="float" office:value="11.7028555055" calcext:value-type="float">
            <text:p>11.7028555055</text:p>
          </table:table-cell>
          <table:table-cell office:value-type="float" office:value="6.11956670393" calcext:value-type="float">
            <text:p>6.1195667039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11.7027988622" calcext:value-type="float">
            <text:p>11.7027988622</text:p>
          </table:table-cell>
          <table:table-cell office:value-type="float" office:value="-3.66387369267E-017" calcext:value-type="float">
            <text:p>-3.66387369267E-17</text:p>
          </table:table-cell>
          <table:table-cell office:value-type="float" office:value="11.7027988622" calcext:value-type="float">
            <text:p>11.7027988622</text:p>
          </table:table-cell>
          <table:table-cell office:value-type="float" office:value="6.34622052137" calcext:value-type="float">
            <text:p>6.3462205214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11.7026769533" calcext:value-type="float">
            <text:p>11.7026769533</text:p>
          </table:table-cell>
          <table:table-cell office:value-type="float" office:value="-3.63173953173E-017" calcext:value-type="float">
            <text:p>-3.63173953173E-17</text:p>
          </table:table-cell>
          <table:table-cell office:value-type="float" office:value="11.7026769533" calcext:value-type="float">
            <text:p>11.7026769533</text:p>
          </table:table-cell>
          <table:table-cell office:value-type="float" office:value="6.58126904311" calcext:value-type="float">
            <text:p>6.5812690431</text:p>
          </table:table-cell>
        </table:table-row>
        <table:table-row table:style-name="ro1">
          <table:table-cell office:value-type="float" office:value="0.045" calcext:value-type="float">
            <text:p>0.045</text:p>
          </table:table-cell>
          <table:table-cell office:value-type="float" office:value="11.7025443138" calcext:value-type="float">
            <text:p>11.7025443138</text:p>
          </table:table-cell>
          <table:table-cell office:value-type="float" office:value="-2.65239133055E-017" calcext:value-type="float">
            <text:p>-2.65239133055E-17</text:p>
          </table:table-cell>
          <table:table-cell office:value-type="float" office:value="11.7025443138" calcext:value-type="float">
            <text:p>11.7025443138</text:p>
          </table:table-cell>
          <table:table-cell office:value-type="float" office:value="6.82502318851" calcext:value-type="float">
            <text:p>6.8250231885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1.7024355067" calcext:value-type="float">
            <text:p>11.7024355067</text:p>
          </table:table-cell>
          <table:table-cell office:value-type="float" office:value="-1.43676128368E-017" calcext:value-type="float">
            <text:p>-1.43676128368E-17</text:p>
          </table:table-cell>
          <table:table-cell office:value-type="float" office:value="11.7024355067" calcext:value-type="float">
            <text:p>11.7024355067</text:p>
          </table:table-cell>
          <table:table-cell office:value-type="float" office:value="7.07780539264" calcext:value-type="float">
            <text:p>7.0778053926</text:p>
          </table:table-cell>
        </table:table-row>
        <table:table-row table:style-name="ro1">
          <table:table-cell office:value-type="float" office:value="0.075" calcext:value-type="float">
            <text:p>0.075</text:p>
          </table:table-cell>
          <table:table-cell office:value-type="float" office:value="11.7023691379" calcext:value-type="float">
            <text:p>11.7023691379</text:p>
          </table:table-cell>
          <table:table-cell office:value-type="float" office:value="-1.04772258123E-018" calcext:value-type="float">
            <text:p>-1.04772258123E-18</text:p>
          </table:table-cell>
          <table:table-cell office:value-type="float" office:value="11.7023691379" calcext:value-type="float">
            <text:p>11.7023691379</text:p>
          </table:table-cell>
          <table:table-cell office:value-type="float" office:value="7.33995003277" calcext:value-type="float">
            <text:p>7.3399500328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11.7023514264" calcext:value-type="float">
            <text:p>11.7023514264</text:p>
          </table:table-cell>
          <table:table-cell office:value-type="float" office:value="2.12808408629E-017" calcext:value-type="float">
            <text:p>2.12808408629E-17</text:p>
          </table:table-cell>
          <table:table-cell office:value-type="float" office:value="11.7023514264" calcext:value-type="float">
            <text:p>11.7023514264</text:p>
          </table:table-cell>
          <table:table-cell office:value-type="float" office:value="7.61180387066" calcext:value-type="float">
            <text:p>7.6118038707</text:p>
          </table:table-cell>
        </table:table-row>
        <table:table-row table:style-name="ro1">
          <table:table-cell office:value-type="float" office:value="0.105" calcext:value-type="float">
            <text:p>0.105</text:p>
          </table:table-cell>
          <table:table-cell office:value-type="float" office:value="11.7023794397" calcext:value-type="float">
            <text:p>11.7023794397</text:p>
          </table:table-cell>
          <table:table-cell office:value-type="float" office:value="2.55266558636E-017" calcext:value-type="float">
            <text:p>2.55266558636E-17</text:p>
          </table:table-cell>
          <table:table-cell office:value-type="float" office:value="11.7023794397" calcext:value-type="float">
            <text:p>11.7023794397</text:p>
          </table:table-cell>
          <table:table-cell office:value-type="float" office:value="7.89372651131" calcext:value-type="float">
            <text:p>7.8937265113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1.7024439524" calcext:value-type="float">
            <text:p>11.7024439524</text:p>
          </table:table-cell>
          <table:table-cell office:value-type="float" office:value="3.42725362635E-017" calcext:value-type="float">
            <text:p>3.42725362635E-17</text:p>
          </table:table-cell>
          <table:table-cell office:value-type="float" office:value="11.7024439524" calcext:value-type="float">
            <text:p>11.7024439524</text:p>
          </table:table-cell>
          <table:table-cell office:value-type="float" office:value="8.18609087862" calcext:value-type="float">
            <text:p>8.1860908786</text:p>
          </table:table-cell>
        </table:table-row>
        <table:table-row table:style-name="ro1">
          <table:table-cell office:value-type="float" office:value="0.135" calcext:value-type="float">
            <text:p>0.135</text:p>
          </table:table-cell>
          <table:table-cell office:value-type="float" office:value="11.7025319959" calcext:value-type="float">
            <text:p>11.7025319959</text:p>
          </table:table-cell>
          <table:table-cell office:value-type="float" office:value="4.10510549091E-017" calcext:value-type="float">
            <text:p>4.10510549091E-17</text:p>
          </table:table-cell>
          <table:table-cell office:value-type="float" office:value="11.7025319959" calcext:value-type="float">
            <text:p>11.7025319959</text:p>
          </table:table-cell>
          <table:table-cell office:value-type="float" office:value="8.48928370864" calcext:value-type="float">
            <text:p>8.4892837086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1.702629036" calcext:value-type="float">
            <text:p>11.702629036</text:p>
          </table:table-cell>
          <table:table-cell office:value-type="float" office:value="5.55519625974E-017" calcext:value-type="float">
            <text:p>5.55519625974E-17</text:p>
          </table:table-cell>
          <table:table-cell office:value-type="float" office:value="11.702629036" calcext:value-type="float">
            <text:p>11.702629036</text:p>
          </table:table-cell>
          <table:table-cell office:value-type="float" office:value="8.80370606122" calcext:value-type="float">
            <text:p>8.8037060612</text:p>
          </table:table-cell>
        </table:table-row>
        <table:table-row table:style-name="ro1">
          <table:table-cell office:value-type="float" office:value="0.165" calcext:value-type="float">
            <text:p>0.165</text:p>
          </table:table-cell>
          <table:table-cell office:value-type="float" office:value="11.7027207998" calcext:value-type="float">
            <text:p>11.7027207998</text:p>
          </table:table-cell>
          <table:table-cell office:value-type="float" office:value="5.25389336791E-017" calcext:value-type="float">
            <text:p>5.25389336791E-17</text:p>
          </table:table-cell>
          <table:table-cell office:value-type="float" office:value="11.7027207998" calcext:value-type="float">
            <text:p>11.7027207998</text:p>
          </table:table-cell>
          <table:table-cell office:value-type="float" office:value="9.12977385048" calcext:value-type="float">
            <text:p>9.1297738505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1.7027947787" calcext:value-type="float">
            <text:p>11.7027947787</text:p>
          </table:table-cell>
          <table:table-cell office:value-type="float" office:value="4.93605930537E-017" calcext:value-type="float">
            <text:p>4.93605930537E-17</text:p>
          </table:table-cell>
          <table:table-cell office:value-type="float" office:value="11.7027947787" calcext:value-type="float">
            <text:p>11.7027947787</text:p>
          </table:table-cell>
          <table:table-cell office:value-type="float" office:value="9.46791839496" calcext:value-type="float">
            <text:p>9.467918395</text:p>
          </table:table-cell>
        </table:table-row>
        <table:table-row table:style-name="ro1">
          <table:table-cell office:value-type="float" office:value="0.195" calcext:value-type="float">
            <text:p>0.195</text:p>
          </table:table-cell>
          <table:table-cell office:value-type="float" office:value="11.7028413859" calcext:value-type="float">
            <text:p>11.7028413859</text:p>
          </table:table-cell>
          <table:table-cell office:value-type="float" office:value="7.42534291856E-017" calcext:value-type="float">
            <text:p>7.42534291856E-17</text:p>
          </table:table-cell>
          <table:table-cell office:value-type="float" office:value="11.7028413859" calcext:value-type="float">
            <text:p>11.7028413859</text:p>
          </table:table-cell>
          <table:table-cell office:value-type="float" office:value="9.81858698821" calcext:value-type="float">
            <text:p>9.8185869882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11.7028547551" calcext:value-type="float">
            <text:p>11.7028547551</text:p>
          </table:table-cell>
          <table:table-cell office:value-type="float" office:value="5.54781623693E-017" calcext:value-type="float">
            <text:p>5.54781623693E-17</text:p>
          </table:table-cell>
          <table:table-cell office:value-type="float" office:value="11.7028547551" calcext:value-type="float">
            <text:p>11.7028547551</text:p>
          </table:table-cell>
          <table:table-cell office:value-type="float" office:value="10.1822434904" calcext:value-type="float">
            <text:p>10.1822434904</text:p>
          </table:table-cell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11.7028332347" calcext:value-type="float">
            <text:p>11.7028332347</text:p>
          </table:table-cell>
          <table:table-cell office:value-type="float" office:value="6.21016588111E-017" calcext:value-type="float">
            <text:p>6.21016588111E-17</text:p>
          </table:table-cell>
          <table:table-cell office:value-type="float" office:value="11.7028332347" calcext:value-type="float">
            <text:p>11.7028332347</text:p>
          </table:table-cell>
          <table:table-cell office:value-type="float" office:value="10.5593689421" calcext:value-type="float">
            <text:p>10.5593689421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1.7029852537" calcext:value-type="float">
            <text:p>11.7029852537</text:p>
          </table:table-cell>
          <table:table-cell office:value-type="float" office:value="1.26057039753E-016" calcext:value-type="float">
            <text:p>1.26057039753E-16</text:p>
          </table:table-cell>
          <table:table-cell office:value-type="float" office:value="11.7029852537" calcext:value-type="float">
            <text:p>11.7029852537</text:p>
          </table:table-cell>
          <table:table-cell office:value-type="float" office:value="10.9504622002" calcext:value-type="float">
            <text:p>10.9504622002</text:p>
          </table:table-cell>
        </table:table-row>
        <table:table-row table:style-name="ro1">
          <table:table-cell office:value-type="float" office:value="0.255" calcext:value-type="float">
            <text:p>0.255</text:p>
          </table:table-cell>
          <table:table-cell office:value-type="float" office:value="13.8024089886" calcext:value-type="float">
            <text:p>13.8024089886</text:p>
          </table:table-cell>
          <table:table-cell office:value-type="float" office:value="1.21777909084E-016" calcext:value-type="float">
            <text:p>1.21777909084E-16</text:p>
          </table:table-cell>
          <table:table-cell office:value-type="float" office:value="13.8024089886" calcext:value-type="float">
            <text:p>13.8024089886</text:p>
          </table:table-cell>
          <table:table-cell office:value-type="float" office:value="11.3560405982" calcext:value-type="float">
            <text:p>11.3560405982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13.8045822492" calcext:value-type="float">
            <text:p>13.8045822492</text:p>
          </table:table-cell>
          <table:table-cell office:value-type="float" office:value="1.25851524894E-016" calcext:value-type="float">
            <text:p>1.25851524894E-16</text:p>
          </table:table-cell>
          <table:table-cell office:value-type="float" office:value="13.8045822492" calcext:value-type="float">
            <text:p>13.8045822492</text:p>
          </table:table-cell>
          <table:table-cell office:value-type="float" office:value="11.7766406304" calcext:value-type="float">
            <text:p>11.7766406304</text:p>
          </table:table-cell>
        </table:table-row>
        <table:table-row table:style-name="ro1">
          <table:table-cell office:value-type="float" office:value="0.285" calcext:value-type="float">
            <text:p>0.285</text:p>
          </table:table-cell>
          <table:table-cell office:value-type="float" office:value="13.8063342974" calcext:value-type="float">
            <text:p>13.8063342974</text:p>
          </table:table-cell>
          <table:table-cell office:value-type="float" office:value="8.04023852357E-017" calcext:value-type="float">
            <text:p>8.04023852357E-17</text:p>
          </table:table-cell>
          <table:table-cell office:value-type="float" office:value="13.8063342974" calcext:value-type="float">
            <text:p>13.8063342974</text:p>
          </table:table-cell>
          <table:table-cell office:value-type="float" office:value="12.2128186614" calcext:value-type="float">
            <text:p>12.2128186614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3.8061100408" calcext:value-type="float">
            <text:p>13.8061100408</text:p>
          </table:table-cell>
          <table:table-cell office:value-type="float" office:value="3.25201953353E-017" calcext:value-type="float">
            <text:p>3.25201953353E-17</text:p>
          </table:table-cell>
          <table:table-cell office:value-type="float" office:value="13.8061100408" calcext:value-type="float">
            <text:p>13.8061100408</text:p>
          </table:table-cell>
          <table:table-cell office:value-type="float" office:value="12.6651516622" calcext:value-type="float">
            <text:p>12.6651516622</text:p>
          </table:table-cell>
        </table:table-row>
        <table:table-row table:style-name="ro1">
          <table:table-cell office:value-type="float" office:value="0.315" calcext:value-type="float">
            <text:p>0.315</text:p>
          </table:table-cell>
          <table:table-cell office:value-type="float" office:value="13.8033467851" calcext:value-type="float">
            <text:p>13.8033467851</text:p>
          </table:table-cell>
          <table:table-cell office:value-type="float" office:value="1.28668703501E-017" calcext:value-type="float">
            <text:p>1.28668703501E-17</text:p>
          </table:table-cell>
          <table:table-cell office:value-type="float" office:value="13.8033467851" calcext:value-type="float">
            <text:p>13.8033467851</text:p>
          </table:table-cell>
          <table:table-cell office:value-type="float" office:value="13.1342379736" calcext:value-type="float">
            <text:p>13.1342379736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13.7992394403" calcext:value-type="float">
            <text:p>13.7992394403</text:p>
          </table:table-cell>
          <table:table-cell office:value-type="float" office:value="-2.78088677988E-017" calcext:value-type="float">
            <text:p>-2.78088677988E-17</text:p>
          </table:table-cell>
          <table:table-cell office:value-type="float" office:value="13.7992394403" calcext:value-type="float">
            <text:p>13.7992394403</text:p>
          </table:table-cell>
          <table:table-cell office:value-type="float" office:value="13.6206980973" calcext:value-type="float">
            <text:p>13.6206980973</text:p>
          </table:table-cell>
        </table:table-row>
        <table:table-row table:style-name="ro1">
          <table:table-cell office:value-type="float" office:value="0.345" calcext:value-type="float">
            <text:p>0.345</text:p>
          </table:table-cell>
          <table:table-cell office:value-type="float" office:value="13.7975450924" calcext:value-type="float">
            <text:p>13.7975450924</text:p>
          </table:table-cell>
          <table:table-cell office:value-type="float" office:value="-1.95913925217E-017" calcext:value-type="float">
            <text:p>-1.95913925217E-17</text:p>
          </table:table-cell>
          <table:table-cell office:value-type="float" office:value="13.7975450924" calcext:value-type="float">
            <text:p>13.7975450924</text:p>
          </table:table-cell>
          <table:table-cell office:value-type="float" office:value="14.1251755169" calcext:value-type="float">
            <text:p>14.1251755169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3.7974129437" calcext:value-type="float">
            <text:p>13.7974129437</text:p>
          </table:table-cell>
          <table:table-cell office:value-type="float" office:value="-9.0049768062E-018" calcext:value-type="float">
            <text:p>-9.0049768062E-18</text:p>
          </table:table-cell>
          <table:table-cell office:value-type="float" office:value="13.7974129437" calcext:value-type="float">
            <text:p>13.7974129437</text:p>
          </table:table-cell>
          <table:table-cell office:value-type="float" office:value="14.6483375491" calcext:value-type="float">
            <text:p>14.6483375491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13.7972975484" calcext:value-type="float">
            <text:p>13.7972975484</text:p>
          </table:table-cell>
          <table:table-cell office:value-type="float" office:value="1.1944250097E-017" calcext:value-type="float">
            <text:p>1.1944250097E-17</text:p>
          </table:table-cell>
          <table:table-cell office:value-type="float" office:value="13.7972975484" calcext:value-type="float">
            <text:p>13.7972975484</text:p>
          </table:table-cell>
          <table:table-cell office:value-type="float" office:value="15.1908762263" calcext:value-type="float">
            <text:p>15.1908762263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13.7971963857" calcext:value-type="float">
            <text:p>13.7971963857</text:p>
          </table:table-cell>
          <table:table-cell office:value-type="float" office:value="-1.95274645966E-017" calcext:value-type="float">
            <text:p>-1.95274645966E-17</text:p>
          </table:table-cell>
          <table:table-cell office:value-type="float" office:value="13.7971963857" calcext:value-type="float">
            <text:p>13.7971963857</text:p>
          </table:table-cell>
          <table:table-cell office:value-type="float" office:value="15.7535092122" calcext:value-type="float">
            <text:p>15.7535092122</text:p>
          </table:table-cell>
        </table:table-row>
        <table:table-row table:style-name="ro1">
          <table:table-cell office:value-type="float" office:value="0.405" calcext:value-type="float">
            <text:p>0.405</text:p>
          </table:table-cell>
          <table:table-cell office:value-type="float" office:value="13.7971069406" calcext:value-type="float">
            <text:p>13.7971069406</text:p>
          </table:table-cell>
          <table:table-cell office:value-type="float" office:value="-1.36047461689E-017" calcext:value-type="float">
            <text:p>-1.36047461689E-17</text:p>
          </table:table-cell>
          <table:table-cell office:value-type="float" office:value="13.7971069406" calcext:value-type="float">
            <text:p>13.7971069406</text:p>
          </table:table-cell>
          <table:table-cell office:value-type="float" office:value="16.3369807509" calcext:value-type="float">
            <text:p>16.3369807509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3.797027408" calcext:value-type="float">
            <text:p>13.797027408</text:p>
          </table:table-cell>
          <table:table-cell office:value-type="float" office:value="-2.11279049712E-017" calcext:value-type="float">
            <text:p>-2.11279049712E-17</text:p>
          </table:table-cell>
          <table:table-cell office:value-type="float" office:value="13.797027408" calcext:value-type="float">
            <text:p>13.797027408</text:p>
          </table:table-cell>
          <table:table-cell office:value-type="float" office:value="16.9420626516" calcext:value-type="float">
            <text:p>16.9420626516</text:p>
          </table:table-cell>
        </table:table-row>
        <table:table-row table:style-name="ro1">
          <table:table-cell office:value-type="float" office:value="0.435" calcext:value-type="float">
            <text:p>0.435</text:p>
          </table:table-cell>
          <table:table-cell office:value-type="float" office:value="13.7969561453" calcext:value-type="float">
            <text:p>13.7969561453</text:p>
          </table:table-cell>
          <table:table-cell office:value-type="float" office:value="4.91832721452E-018" calcext:value-type="float">
            <text:p>4.91832721452E-18</text:p>
          </table:table-cell>
          <table:table-cell office:value-type="float" office:value="13.7969561453" calcext:value-type="float">
            <text:p>13.7969561453</text:p>
          </table:table-cell>
          <table:table-cell office:value-type="float" office:value="17.5695553093" calcext:value-type="float">
            <text:p>17.5695553093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13.7968916543" calcext:value-type="float">
            <text:p>13.7968916543</text:p>
          </table:table-cell>
          <table:table-cell office:value-type="float" office:value="-3.31954159042E-017" calcext:value-type="float">
            <text:p>-3.31954159042E-17</text:p>
          </table:table-cell>
          <table:table-cell office:value-type="float" office:value="13.7968916543" calcext:value-type="float">
            <text:p>13.7968916543</text:p>
          </table:table-cell>
          <table:table-cell office:value-type="float" office:value="18.2202887638" calcext:value-type="float">
            <text:p>18.2202887638</text:p>
          </table:table-cell>
        </table:table-row>
        <table:table-row table:style-name="ro1">
          <table:table-cell office:value-type="float" office:value="0.465" calcext:value-type="float">
            <text:p>0.465</text:p>
          </table:table-cell>
          <table:table-cell office:value-type="float" office:value="13.7968327509" calcext:value-type="float">
            <text:p>13.7968327509</text:p>
          </table:table-cell>
          <table:table-cell office:value-type="float" office:value="9.66273843807E-018" calcext:value-type="float">
            <text:p>9.66273843807E-18</text:p>
          </table:table-cell>
          <table:table-cell office:value-type="float" office:value="13.7968327509" calcext:value-type="float">
            <text:p>13.7968327509</text:p>
          </table:table-cell>
          <table:table-cell office:value-type="float" office:value="18.8951237975" calcext:value-type="float">
            <text:p>18.8951237975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3.7968670307" calcext:value-type="float">
            <text:p>13.7968670307</text:p>
          </table:table-cell>
          <table:table-cell office:value-type="float" office:value="5.85376425765E-018" calcext:value-type="float">
            <text:p>5.85376425765E-18</text:p>
          </table:table-cell>
          <table:table-cell office:value-type="float" office:value="13.7968670307" calcext:value-type="float">
            <text:p>13.7968670307</text:p>
          </table:table-cell>
          <table:table-cell office:value-type="float" office:value="19.5949530742" calcext:value-type="float">
            <text:p>19.5949530742</text:p>
          </table:table-cell>
        </table:table-row>
        <table:table-row table:style-name="ro1">
          <table:table-cell office:value-type="float" office:value="0.495" calcext:value-type="float">
            <text:p>0.495</text:p>
          </table:table-cell>
          <table:table-cell office:value-type="float" office:value="13.7966338497" calcext:value-type="float">
            <text:p>13.7966338497</text:p>
          </table:table-cell>
          <table:table-cell office:value-type="float" office:value="2.01861350353E-017" calcext:value-type="float">
            <text:p>2.01861350353E-17</text:p>
          </table:table-cell>
          <table:table-cell office:value-type="float" office:value="13.7966338497" calcext:value-type="float">
            <text:p>13.7966338497</text:p>
          </table:table-cell>
          <table:table-cell office:value-type="float" office:value="20.3207023194" calcext:value-type="float">
            <text:p>20.3207023194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21.6362062236" calcext:value-type="float">
            <text:p>21.6362062236</text:p>
          </table:table-cell>
          <table:table-cell office:value-type="float" office:value="3.00996772977E-016" calcext:value-type="float">
            <text:p>3.00996772977E-16</text:p>
          </table:table-cell>
          <table:table-cell office:value-type="float" office:value="21.6362062236" calcext:value-type="float">
            <text:p>21.6362062236</text:p>
          </table:table-cell>
          <table:table-cell office:value-type="float" office:value="21.0733315457" calcext:value-type="float">
            <text:p>21.0733315457</text:p>
          </table:table-cell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21.6354663468" calcext:value-type="float">
            <text:p>21.6354663468</text:p>
          </table:table-cell>
          <table:table-cell office:value-type="float" office:value="1.99775173773E-016" calcext:value-type="float">
            <text:p>1.99775173773E-16</text:p>
          </table:table-cell>
          <table:table-cell office:value-type="float" office:value="21.6354663468" calcext:value-type="float">
            <text:p>21.6354663468</text:p>
          </table:table-cell>
          <table:table-cell office:value-type="float" office:value="21.8538363219" calcext:value-type="float">
            <text:p>21.8538363219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21.6349797431" calcext:value-type="float">
            <text:p>21.6349797431</text:p>
          </table:table-cell>
          <table:table-cell office:value-type="float" office:value="2.11940658158E-016" calcext:value-type="float">
            <text:p>2.11940658158E-16</text:p>
          </table:table-cell>
          <table:table-cell office:value-type="float" office:value="21.6349797431" calcext:value-type="float">
            <text:p>21.6349797431</text:p>
          </table:table-cell>
          <table:table-cell office:value-type="float" office:value="22.6632490904" calcext:value-type="float">
            <text:p>22.6632490904</text:p>
          </table:table-cell>
        </table:table-row>
        <table:table-row table:style-name="ro1">
          <table:table-cell office:value-type="float" office:value="0.555" calcext:value-type="float">
            <text:p>0.555</text:p>
          </table:table-cell>
          <table:table-cell office:value-type="float" office:value="21.634709198" calcext:value-type="float">
            <text:p>21.634709198</text:p>
          </table:table-cell>
          <table:table-cell office:value-type="float" office:value="2.63950784566E-016" calcext:value-type="float">
            <text:p>2.63950784566E-16</text:p>
          </table:table-cell>
          <table:table-cell office:value-type="float" office:value="21.634709198" calcext:value-type="float">
            <text:p>21.634709198</text:p>
          </table:table-cell>
          <table:table-cell office:value-type="float" office:value="23.5026405327" calcext:value-type="float">
            <text:p>23.5026405327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21.6346387019" calcext:value-type="float">
            <text:p>21.6346387019</text:p>
          </table:table-cell>
          <table:table-cell office:value-type="float" office:value="1.94167621208E-016" calcext:value-type="float">
            <text:p>1.94167621208E-16</text:p>
          </table:table-cell>
          <table:table-cell office:value-type="float" office:value="21.6346387019" calcext:value-type="float">
            <text:p>21.6346387019</text:p>
          </table:table-cell>
          <table:table-cell office:value-type="float" office:value="24.3731209857" calcext:value-type="float">
            <text:p>24.3731209857</text:p>
          </table:table-cell>
        </table:table-row>
        <table:table-row table:style-name="ro1">
          <table:table-cell office:value-type="float" office:value="0.585" calcext:value-type="float">
            <text:p>0.585</text:p>
          </table:table-cell>
          <table:table-cell office:value-type="float" office:value="21.6347409245" calcext:value-type="float">
            <text:p>21.6347409245</text:p>
          </table:table-cell>
          <table:table-cell office:value-type="float" office:value="2.16697678448E-016" calcext:value-type="float">
            <text:p>2.16697678448E-16</text:p>
          </table:table-cell>
          <table:table-cell office:value-type="float" office:value="21.6347409245" calcext:value-type="float">
            <text:p>21.6347409245</text:p>
          </table:table-cell>
          <table:table-cell office:value-type="float" office:value="25.2758419105" calcext:value-type="float">
            <text:p>25.2758419105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1.6510952997" calcext:value-type="float">
            <text:p>21.6510952997</text:p>
          </table:table-cell>
          <table:table-cell office:value-type="float" office:value="2.11462385901E-016" calcext:value-type="float">
            <text:p>2.11462385901E-16</text:p>
          </table:table-cell>
          <table:table-cell office:value-type="float" office:value="21.6510952997" calcext:value-type="float">
            <text:p>21.6510952997</text:p>
          </table:table-cell>
          <table:table-cell office:value-type="float" office:value="26.2119974155" calcext:value-type="float">
            <text:p>26.2119974155</text:p>
          </table:table-cell>
        </table:table-row>
        <table:table-row table:style-name="ro1">
          <table:table-cell office:value-type="float" office:value="0.615" calcext:value-type="float">
            <text:p>0.615</text:p>
          </table:table-cell>
          <table:table-cell office:value-type="float" office:value="21.6608015544" calcext:value-type="float">
            <text:p>21.6608015544</text:p>
          </table:table-cell>
          <table:table-cell office:value-type="float" office:value="1.24096397284E-016" calcext:value-type="float">
            <text:p>1.24096397284E-16</text:p>
          </table:table-cell>
          <table:table-cell office:value-type="float" office:value="21.6608015544" calcext:value-type="float">
            <text:p>21.6608015544</text:p>
          </table:table-cell>
          <table:table-cell office:value-type="float" office:value="27.1828258359" calcext:value-type="float">
            <text:p>27.1828258359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21.6448790143" calcext:value-type="float">
            <text:p>21.6448790143</text:p>
          </table:table-cell>
          <table:table-cell office:value-type="float" office:value="1.36629823114E-017" calcext:value-type="float">
            <text:p>1.36629823114E-17</text:p>
          </table:table-cell>
          <table:table-cell office:value-type="float" office:value="21.6448790143" calcext:value-type="float">
            <text:p>21.6448790143</text:p>
          </table:table-cell>
          <table:table-cell office:value-type="float" office:value="28.1896113719" calcext:value-type="float">
            <text:p>28.1896113719</text:p>
          </table:table-cell>
        </table:table-row>
        <table:table-row table:style-name="ro1">
          <table:table-cell office:value-type="float" office:value="0.645" calcext:value-type="float">
            <text:p>0.645</text:p>
          </table:table-cell>
          <table:table-cell office:value-type="float" office:value="21.6317745966" calcext:value-type="float">
            <text:p>21.6317745966</text:p>
          </table:table-cell>
          <table:table-cell office:value-type="float" office:value="-3.59612299096E-017" calcext:value-type="float">
            <text:p>-3.59612299096E-17</text:p>
          </table:table-cell>
          <table:table-cell office:value-type="float" office:value="21.6317745966" calcext:value-type="float">
            <text:p>21.6317745966</text:p>
          </table:table-cell>
          <table:table-cell office:value-type="float" office:value="29.2336857874" calcext:value-type="float">
            <text:p>29.2336857874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1.6313264437" calcext:value-type="float">
            <text:p>21.6313264437</text:p>
          </table:table-cell>
          <table:table-cell office:value-type="float" office:value="1.40018267986E-016" calcext:value-type="float">
            <text:p>1.40018267986E-16</text:p>
          </table:table-cell>
          <table:table-cell office:value-type="float" office:value="21.6313264437" calcext:value-type="float">
            <text:p>21.6313264437</text:p>
          </table:table-cell>
          <table:table-cell office:value-type="float" office:value="30.3164301714" calcext:value-type="float">
            <text:p>30.3164301714</text:p>
          </table:table-cell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21.6309231397" calcext:value-type="float">
            <text:p>21.6309231397</text:p>
          </table:table-cell>
          <table:table-cell office:value-type="float" office:value="2.81683652788E-017" calcext:value-type="float">
            <text:p>2.81683652788E-17</text:p>
          </table:table-cell>
          <table:table-cell office:value-type="float" office:value="21.6309231397" calcext:value-type="float">
            <text:p>21.6309231397</text:p>
          </table:table-cell>
          <table:table-cell office:value-type="float" office:value="31.4392767653" calcext:value-type="float">
            <text:p>31.4392767653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21.6305546024" calcext:value-type="float">
            <text:p>21.6305546024</text:p>
          </table:table-cell>
          <table:table-cell office:value-type="float" office:value="4.66025895356E-017" calcext:value-type="float">
            <text:p>4.66025895356E-17</text:p>
          </table:table-cell>
          <table:table-cell office:value-type="float" office:value="21.6305546024" calcext:value-type="float">
            <text:p>21.6305546024</text:p>
          </table:table-cell>
          <table:table-cell office:value-type="float" office:value="32.6037108569" calcext:value-type="float">
            <text:p>32.6037108569</text:p>
          </table:table-cell>
        </table:table-row>
        <table:table-row table:style-name="ro1">
          <table:table-cell office:value-type="float" office:value="0.705" calcext:value-type="float">
            <text:p>0.705</text:p>
          </table:table-cell>
          <table:table-cell office:value-type="float" office:value="21.6302143638" calcext:value-type="float">
            <text:p>21.6302143638</text:p>
          </table:table-cell>
          <table:table-cell office:value-type="float" office:value="1.58163691E-017" calcext:value-type="float">
            <text:p>1.58163691E-17</text:p>
          </table:table-cell>
          <table:table-cell office:value-type="float" office:value="21.6302143638" calcext:value-type="float">
            <text:p>21.6302143638</text:p>
          </table:table-cell>
          <table:table-cell office:value-type="float" office:value="33.8112727458" calcext:value-type="float">
            <text:p>33.8112727458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1.6302168564" calcext:value-type="float">
            <text:p>21.6302168564</text:p>
          </table:table-cell>
          <table:table-cell office:value-type="float" office:value="3.81981225016E-017" calcext:value-type="float">
            <text:p>3.81981225016E-17</text:p>
          </table:table-cell>
          <table:table-cell office:value-type="float" office:value="21.6302168564" calcext:value-type="float">
            <text:p>21.6302168564</text:p>
          </table:table-cell>
          <table:table-cell office:value-type="float" office:value="35.0635597803" calcext:value-type="float">
            <text:p>35.0635597803</text:p>
          </table:table-cell>
        </table:table-row>
        <table:table-row table:style-name="ro1">
          <table:table-cell office:value-type="float" office:value="0.735" calcext:value-type="float">
            <text:p>0.735</text:p>
          </table:table-cell>
          <table:table-cell office:value-type="float" office:value="21.6283356488" calcext:value-type="float">
            <text:p>21.6283356488</text:p>
          </table:table-cell>
          <table:table-cell office:value-type="float" office:value="3.34658511898E-017" calcext:value-type="float">
            <text:p>3.34658511898E-17</text:p>
          </table:table-cell>
          <table:table-cell office:value-type="float" office:value="21.6283356488" calcext:value-type="float">
            <text:p>21.6283356488</text:p>
          </table:table-cell>
          <table:table-cell office:value-type="float" office:value="36.3622284707" calcext:value-type="float">
            <text:p>36.3622284707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21.6274174397" calcext:value-type="float">
            <text:p>21.6274174397</text:p>
          </table:table-cell>
          <table:table-cell office:value-type="float" office:value="-1.23181708746E-017" calcext:value-type="float">
            <text:p>-1.23181708746E-17</text:p>
          </table:table-cell>
          <table:table-cell office:value-type="float" office:value="21.6274174397" calcext:value-type="float">
            <text:p>21.6274174397</text:p>
          </table:table-cell>
          <table:table-cell office:value-type="float" office:value="37.7089966803" calcext:value-type="float">
            <text:p>37.7089966803</text:p>
          </table:table-cell>
        </table:table-row>
        <table:table-row table:style-name="ro1">
          <table:table-cell office:value-type="float" office:value="0.765" calcext:value-type="float">
            <text:p>0.765</text:p>
          </table:table-cell>
          <table:table-cell office:value-type="float" office:value="38.392108779" calcext:value-type="float">
            <text:p>38.392108779</text:p>
          </table:table-cell>
          <table:table-cell office:value-type="float" office:value="4.79990422415E-016" calcext:value-type="float">
            <text:p>4.79990422415E-16</text:p>
          </table:table-cell>
          <table:table-cell office:value-type="float" office:value="38.392108779" calcext:value-type="float">
            <text:p>38.392108779</text:p>
          </table:table-cell>
          <table:table-cell office:value-type="float" office:value="39.1056458979" calcext:value-type="float">
            <text:p>39.1056458979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38.3913526993" calcext:value-type="float">
            <text:p>38.3913526993</text:p>
          </table:table-cell>
          <table:table-cell office:value-type="float" office:value="2.62114676664E-016" calcext:value-type="float">
            <text:p>2.62114676664E-16</text:p>
          </table:table-cell>
          <table:table-cell office:value-type="float" office:value="38.3913526993" calcext:value-type="float">
            <text:p>38.3913526993</text:p>
          </table:table-cell>
          <table:table-cell office:value-type="float" office:value="40.5540235943" calcext:value-type="float">
            <text:p>40.5540235943</text:p>
          </table:table-cell>
        </table:table-row>
        <table:table-row table:style-name="ro1">
          <table:table-cell office:value-type="float" office:value="0.795" calcext:value-type="float">
            <text:p>0.795</text:p>
          </table:table-cell>
          <table:table-cell office:value-type="float" office:value="38.3906680738" calcext:value-type="float">
            <text:p>38.3906680738</text:p>
          </table:table-cell>
          <table:table-cell office:value-type="float" office:value="4.464124997E-016" calcext:value-type="float">
            <text:p>4.464124997E-16</text:p>
          </table:table-cell>
          <table:table-cell office:value-type="float" office:value="38.3906680738" calcext:value-type="float">
            <text:p>38.3906680738</text:p>
          </table:table-cell>
          <table:table-cell office:value-type="float" office:value="42.0560456663" calcext:value-type="float">
            <text:p>42.0560456663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38.3900304436" calcext:value-type="float">
            <text:p>38.3900304436</text:p>
          </table:table-cell>
          <table:table-cell office:value-type="float" office:value="3.90408376891E-016" calcext:value-type="float">
            <text:p>3.90408376891E-16</text:p>
          </table:table-cell>
          <table:table-cell office:value-type="float" office:value="38.3900304436" calcext:value-type="float">
            <text:p>38.3900304436</text:p>
          </table:table-cell>
          <table:table-cell office:value-type="float" office:value="43.6136989704" calcext:value-type="float">
            <text:p>43.6136989704</text:p>
          </table:table-cell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38.3894302287" calcext:value-type="float">
            <text:p>38.3894302287</text:p>
          </table:table-cell>
          <table:table-cell office:value-type="float" office:value="3.45032401983E-016" calcext:value-type="float">
            <text:p>3.45032401983E-16</text:p>
          </table:table-cell>
          <table:table-cell office:value-type="float" office:value="38.3894302287" calcext:value-type="float">
            <text:p>38.3894302287</text:p>
          </table:table-cell>
          <table:table-cell office:value-type="float" office:value="45.2290439519" calcext:value-type="float">
            <text:p>45.2290439519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38.388866728" calcext:value-type="float">
            <text:p>38.388866728</text:p>
          </table:table-cell>
          <table:table-cell office:value-type="float" office:value="3.19916115797E-016" calcext:value-type="float">
            <text:p>3.19916115797E-16</text:p>
          </table:table-cell>
          <table:table-cell office:value-type="float" office:value="38.388866728" calcext:value-type="float">
            <text:p>38.388866728</text:p>
          </table:table-cell>
          <table:table-cell office:value-type="float" office:value="46.9042173696" calcext:value-type="float">
            <text:p>46.9042173696</text:p>
          </table:table-cell>
        </table:table-row>
        <table:table-row table:style-name="ro1">
          <table:table-cell office:value-type="float" office:value="0.855" calcext:value-type="float">
            <text:p>0.855</text:p>
          </table:table-cell>
          <table:table-cell office:value-type="float" office:value="38.3885714883" calcext:value-type="float">
            <text:p>38.3885714883</text:p>
          </table:table-cell>
          <table:table-cell office:value-type="float" office:value="3.71062476428E-016" calcext:value-type="float">
            <text:p>3.71062476428E-16</text:p>
          </table:table-cell>
          <table:table-cell office:value-type="float" office:value="38.3885714883" calcext:value-type="float">
            <text:p>38.3885714883</text:p>
          </table:table-cell>
          <table:table-cell office:value-type="float" office:value="48.6414351229" calcext:value-type="float">
            <text:p>48.6414351229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38.3872547912" calcext:value-type="float">
            <text:p>38.3872547912</text:p>
          </table:table-cell>
          <table:table-cell office:value-type="float" office:value="3.64487028478E-016" calcext:value-type="float">
            <text:p>3.64487028478E-16</text:p>
          </table:table-cell>
          <table:table-cell office:value-type="float" office:value="38.3872547912" calcext:value-type="float">
            <text:p>38.3872547912</text:p>
          </table:table-cell>
          <table:table-cell office:value-type="float" office:value="50.4429951826" calcext:value-type="float">
            <text:p>50.4429951826</text:p>
          </table:table-cell>
        </table:table-row>
        <table:table-row table:style-name="ro1">
          <table:table-cell office:value-type="float" office:value="0.885" calcext:value-type="float">
            <text:p>0.885</text:p>
          </table:table-cell>
          <table:table-cell office:value-type="float" office:value="38.3878780481" calcext:value-type="float">
            <text:p>38.3878780481</text:p>
          </table:table-cell>
          <table:table-cell office:value-type="float" office:value="2.32814041566E-016" calcext:value-type="float">
            <text:p>2.32814041566E-16</text:p>
          </table:table-cell>
          <table:table-cell office:value-type="float" office:value="38.3878780481" calcext:value-type="float">
            <text:p>38.3878780481</text:p>
          </table:table-cell>
          <table:table-cell office:value-type="float" office:value="52.3112806306" calcext:value-type="float">
            <text:p>52.3112806306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8.4706361283" calcext:value-type="float">
            <text:p>38.4706361283</text:p>
          </table:table-cell>
          <table:table-cell office:value-type="float" office:value="1.18710768888E-016" calcext:value-type="float">
            <text:p>1.18710768888E-16</text:p>
          </table:table-cell>
          <table:table-cell office:value-type="float" office:value="38.4706361283" calcext:value-type="float">
            <text:p>38.4706361283</text:p>
          </table:table-cell>
          <table:table-cell office:value-type="float" office:value="54.2487628125" calcext:value-type="float">
            <text:p>54.2487628125</text:p>
          </table:table-cell>
        </table:table-row>
        <table:table-row table:style-name="ro1">
          <table:table-cell office:value-type="float" office:value="0.915" calcext:value-type="float">
            <text:p>0.915</text:p>
          </table:table-cell>
          <table:table-cell office:value-type="float" office:value="38.3935000873" calcext:value-type="float">
            <text:p>38.3935000873</text:p>
          </table:table-cell>
          <table:table-cell office:value-type="float" office:value="-1.94600891076E-016" calcext:value-type="float">
            <text:p>-1.94600891076E-16</text:p>
          </table:table-cell>
          <table:table-cell office:value-type="float" office:value="38.3935000873" calcext:value-type="float">
            <text:p>38.3935000873</text:p>
          </table:table-cell>
          <table:table-cell office:value-type="float" office:value="56.2580046064" calcext:value-type="float">
            <text:p>56.2580046064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38.3795777847" calcext:value-type="float">
            <text:p>38.3795777847</text:p>
          </table:table-cell>
          <table:table-cell office:value-type="float" office:value="1.62336311946E-016" calcext:value-type="float">
            <text:p>1.62336311946E-16</text:p>
          </table:table-cell>
          <table:table-cell office:value-type="float" office:value="38.3795777847" calcext:value-type="float">
            <text:p>38.3795777847</text:p>
          </table:table-cell>
          <table:table-cell office:value-type="float" office:value="58.3416638134" calcext:value-type="float">
            <text:p>58.3416638134</text:p>
          </table:table-cell>
        </table:table-row>
        <table:table-row table:style-name="ro1">
          <table:table-cell office:value-type="float" office:value="0.945" calcext:value-type="float">
            <text:p>0.945</text:p>
          </table:table-cell>
          <table:table-cell office:value-type="float" office:value="38.3778599055" calcext:value-type="float">
            <text:p>38.3778599055</text:p>
          </table:table-cell>
          <table:table-cell office:value-type="float" office:value="2.61332509664E-016" calcext:value-type="float">
            <text:p>2.61332509664E-16</text:p>
          </table:table-cell>
          <table:table-cell office:value-type="float" office:value="38.3778599055" calcext:value-type="float">
            <text:p>38.3778599055</text:p>
          </table:table-cell>
          <table:table-cell office:value-type="float" office:value="60.5024966727" calcext:value-type="float">
            <text:p>60.5024966727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38.3780196642" calcext:value-type="float">
            <text:p>38.3780196642</text:p>
          </table:table-cell>
          <table:table-cell office:value-type="float" office:value="-8.61326392217E-017" calcext:value-type="float">
            <text:p>-8.61326392217E-17</text:p>
          </table:table-cell>
          <table:table-cell office:value-type="float" office:value="38.3780196642" calcext:value-type="float">
            <text:p>38.3780196642</text:p>
          </table:table-cell>
          <table:table-cell office:value-type="float" office:value="62.7433615082" calcext:value-type="float">
            <text:p>62.7433615082</text:p>
          </table:table-cell>
        </table:table-row>
        <table:table-row table:style-name="ro1">
          <table:table-cell office:value-type="float" office:value="0.975" calcext:value-type="float">
            <text:p>0.975</text:p>
          </table:table-cell>
          <table:table-cell office:value-type="float" office:value="38.3713137306" calcext:value-type="float">
            <text:p>38.3713137306</text:p>
          </table:table-cell>
          <table:table-cell office:value-type="float" office:value="3.45404289507E-016" calcext:value-type="float">
            <text:p>3.45404289507E-16</text:p>
          </table:table-cell>
          <table:table-cell office:value-type="float" office:value="38.3713137306" calcext:value-type="float">
            <text:p>38.3713137306</text:p>
          </table:table-cell>
          <table:table-cell office:value-type="float" office:value="65.0672225089" calcext:value-type="float">
            <text:p>65.0672225089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38.3673850655" calcext:value-type="float">
            <text:p>38.3673850655</text:p>
          </table:table-cell>
          <table:table-cell office:value-type="float" office:value="-2.67124318471E-017" calcext:value-type="float">
            <text:p>-2.67124318471E-17</text:p>
          </table:table-cell>
          <table:table-cell office:value-type="float" office:value="38.3673850655" calcext:value-type="float">
            <text:p>38.3673850655</text:p>
          </table:table-cell>
          <table:table-cell office:value-type="float" office:value="67.4771536502" calcext:value-type="float">
            <text:p>67.4771536502</text:p>
          </table:table-cell>
        </table:table-row>
        <table:table-row table:style-name="ro1">
          <table:table-cell office:value-type="float" office:value="1.005" calcext:value-type="float">
            <text:p>1.005</text:p>
          </table:table-cell>
          <table:table-cell office:value-type="float" office:value="69.9763427602" calcext:value-type="float">
            <text:p>69.9763427602</text:p>
          </table:table-cell>
          <table:table-cell office:value-type="float" office:value="-1.983061158E-017" calcext:value-type="float">
            <text:p>-1.983061158E-17</text:p>
          </table:table-cell>
          <table:table-cell table:number-columns-repeated="2" office:value-type="float" office:value="69.9763427602" calcext:value-type="float">
            <text:p>69.9763427602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69.9743012687" calcext:value-type="float">
            <text:p>69.9743012687</text:p>
          </table:table-cell>
          <table:table-cell office:value-type="float" office:value="6.521321575E-016" calcext:value-type="float">
            <text:p>6.521321575E-16</text:p>
          </table:table-cell>
          <table:table-cell office:value-type="float" office:value="69.9743012687" calcext:value-type="float">
            <text:p>69.9743012687</text:p>
          </table:table-cell>
          <table:table-cell office:value-type="float" office:value="72.5680957362" calcext:value-type="float">
            <text:p>72.5680957362</text:p>
          </table:table-cell>
        </table:table-row>
        <table:table-row table:style-name="ro1">
          <table:table-cell office:value-type="float" office:value="1.035" calcext:value-type="float">
            <text:p>1.035</text:p>
          </table:table-cell>
          <table:table-cell office:value-type="float" office:value="69.9724321671" calcext:value-type="float">
            <text:p>69.9724321671</text:p>
          </table:table-cell>
          <table:table-cell office:value-type="float" office:value="7.43815070222E-016" calcext:value-type="float">
            <text:p>7.43815070222E-16</text:p>
          </table:table-cell>
          <table:table-cell office:value-type="float" office:value="69.9724321671" calcext:value-type="float">
            <text:p>69.9724321671</text:p>
          </table:table-cell>
          <table:table-cell office:value-type="float" office:value="75.2558409179" calcext:value-type="float">
            <text:p>75.2558409179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69.970690435" calcext:value-type="float">
            <text:p>69.970690435</text:p>
          </table:table-cell>
          <table:table-cell office:value-type="float" office:value="4.68127012647E-016" calcext:value-type="float">
            <text:p>4.68127012647E-16</text:p>
          </table:table-cell>
          <table:table-cell office:value-type="float" office:value="69.970690435" calcext:value-type="float">
            <text:p>69.970690435</text:p>
          </table:table-cell>
          <table:table-cell office:value-type="float" office:value="78.0431336223" calcext:value-type="float">
            <text:p>78.0431336223</text:p>
          </table:table-cell>
        </table:table-row>
        <table:table-row table:style-name="ro1">
          <table:table-cell office:value-type="float" office:value="1.065" calcext:value-type="float">
            <text:p>1.065</text:p>
          </table:table-cell>
          <table:table-cell office:value-type="float" office:value="69.9690474125" calcext:value-type="float">
            <text:p>69.9690474125</text:p>
          </table:table-cell>
          <table:table-cell office:value-type="float" office:value="7.11041324708E-016" calcext:value-type="float">
            <text:p>7.11041324708E-16</text:p>
          </table:table-cell>
          <table:table-cell office:value-type="float" office:value="69.9690474125" calcext:value-type="float">
            <text:p>69.9690474125</text:p>
          </table:table-cell>
          <table:table-cell office:value-type="float" office:value="80.9336608469" calcext:value-type="float">
            <text:p>80.9336608469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69.967488159" calcext:value-type="float">
            <text:p>69.967488159</text:p>
          </table:table-cell>
          <table:table-cell office:value-type="float" office:value="8.47215295624E-016" calcext:value-type="float">
            <text:p>8.47215295624E-16</text:p>
          </table:table-cell>
          <table:table-cell office:value-type="float" office:value="69.967488159" calcext:value-type="float">
            <text:p>69.967488159</text:p>
          </table:table-cell>
          <table:table-cell office:value-type="float" office:value="83.9312461462" calcext:value-type="float">
            <text:p>83.9312461462</text:p>
          </table:table-cell>
        </table:table-row>
        <table:table-row table:style-name="ro1">
          <table:table-cell office:value-type="float" office:value="1.095" calcext:value-type="float">
            <text:p>1.095</text:p>
          </table:table-cell>
          <table:table-cell office:value-type="float" office:value="69.9678937739" calcext:value-type="float">
            <text:p>69.9678937739</text:p>
          </table:table-cell>
          <table:table-cell office:value-type="float" office:value="1.0851152499E-015" calcext:value-type="float">
            <text:p>1.0851152499E-15</text:p>
          </table:table-cell>
          <table:table-cell office:value-type="float" office:value="69.9678937739" calcext:value-type="float">
            <text:p>69.9678937739</text:p>
          </table:table-cell>
          <table:table-cell office:value-type="float" office:value="87.0398546901" calcext:value-type="float">
            <text:p>87.0398546901</text:p>
          </table:table-cell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69.965899539" calcext:value-type="float">
            <text:p>69.965899539</text:p>
          </table:table-cell>
          <table:table-cell office:value-type="float" office:value="7.67545495759E-016" calcext:value-type="float">
            <text:p>7.67545495759E-16</text:p>
          </table:table-cell>
          <table:table-cell office:value-type="float" office:value="69.965899539" calcext:value-type="float">
            <text:p>69.965899539</text:p>
          </table:table-cell>
          <table:table-cell office:value-type="float" office:value="90.2635985087" calcext:value-type="float">
            <text:p>90.2635985087</text:p>
          </table:table-cell>
        </table:table-row>
        <table:table-row table:style-name="ro1">
          <table:table-cell office:value-type="float" office:value="1.125" calcext:value-type="float">
            <text:p>1.125</text:p>
          </table:table-cell>
          <table:table-cell office:value-type="float" office:value="69.9639399212" calcext:value-type="float">
            <text:p>69.9639399212</text:p>
          </table:table-cell>
          <table:table-cell office:value-type="float" office:value="6.90067584653E-016" calcext:value-type="float">
            <text:p>6.90067584653E-16</text:p>
          </table:table-cell>
          <table:table-cell office:value-type="float" office:value="69.9639399212" calcext:value-type="float">
            <text:p>69.9639399212</text:p>
          </table:table-cell>
          <table:table-cell office:value-type="float" office:value="93.6067419316" calcext:value-type="float">
            <text:p>93.6067419316</text:p>
          </table:table-cell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69.9619602746" calcext:value-type="float">
            <text:p>69.9619602746</text:p>
          </table:table-cell>
          <table:table-cell office:value-type="float" office:value="5.80434800684E-016" calcext:value-type="float">
            <text:p>5.80434800684E-16</text:p>
          </table:table-cell>
          <table:table-cell office:value-type="float" office:value="69.9619602746" calcext:value-type="float">
            <text:p>69.9619602746</text:p>
          </table:table-cell>
          <table:table-cell office:value-type="float" office:value="97.0737072288" calcext:value-type="float">
            <text:p>97.0737072288</text:p>
          </table:table-cell>
        </table:table-row>
        <table:table-row table:style-name="ro1">
          <table:table-cell office:value-type="float" office:value="1.155" calcext:value-type="float">
            <text:p>1.155</text:p>
          </table:table-cell>
          <table:table-cell office:value-type="float" office:value="69.9588474751" calcext:value-type="float">
            <text:p>69.9588474751</text:p>
          </table:table-cell>
          <table:table-cell office:value-type="float" office:value="7.56246270676E-016" calcext:value-type="float">
            <text:p>7.56246270676E-16</text:p>
          </table:table-cell>
          <table:table-cell office:value-type="float" office:value="69.9588474751" calcext:value-type="float">
            <text:p>69.9588474751</text:p>
          </table:table-cell>
          <table:table-cell office:value-type="float" office:value="100.66908046" calcext:value-type="float">
            <text:p>100.66908046</text:p>
          </table:table-cell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70.1385924608" calcext:value-type="float">
            <text:p>70.1385924608</text:p>
          </table:table-cell>
          <table:table-cell office:value-type="float" office:value="8.95781178282E-016" calcext:value-type="float">
            <text:p>8.95781178282E-16</text:p>
          </table:table-cell>
          <table:table-cell office:value-type="float" office:value="70.1385924608" calcext:value-type="float">
            <text:p>70.1385924608</text:p>
          </table:table-cell>
          <table:table-cell office:value-type="float" office:value="104.397617543" calcext:value-type="float">
            <text:p>104.397617543</text:p>
          </table:table-cell>
        </table:table-row>
        <table:table-row table:style-name="ro1">
          <table:table-cell office:value-type="float" office:value="1.185" calcext:value-type="float">
            <text:p>1.185</text:p>
          </table:table-cell>
          <table:table-cell office:value-type="float" office:value="69.9425631141" calcext:value-type="float">
            <text:p>69.9425631141</text:p>
          </table:table-cell>
          <table:table-cell office:value-type="float" office:value="-1.6271874418E-016" calcext:value-type="float">
            <text:p>-1.6271874418E-16</text:p>
          </table:table-cell>
          <table:table-cell office:value-type="float" office:value="69.9425631141" calcext:value-type="float">
            <text:p>69.9425631141</text:p>
          </table:table-cell>
          <table:table-cell office:value-type="float" office:value="108.26425054" calcext:value-type="float">
            <text:p>108.26425054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69.934285938" calcext:value-type="float">
            <text:p>69.934285938</text:p>
          </table:table-cell>
          <table:table-cell office:value-type="float" office:value="2.07064014282E-016" calcext:value-type="float">
            <text:p>2.07064014282E-16</text:p>
          </table:table-cell>
          <table:table-cell office:value-type="float" office:value="69.934285938" calcext:value-type="float">
            <text:p>69.934285938</text:p>
          </table:table-cell>
          <table:table-cell office:value-type="float" office:value="112.274094188" calcext:value-type="float">
            <text:p>112.274094188</text:p>
          </table:table-cell>
        </table:table-row>
        <table:table-row table:style-name="ro1">
          <table:table-cell office:value-type="float" office:value="1.215" calcext:value-type="float">
            <text:p>1.215</text:p>
          </table:table-cell>
          <table:table-cell office:value-type="float" office:value="69.9179628564" calcext:value-type="float">
            <text:p>69.9179628564</text:p>
          </table:table-cell>
          <table:table-cell office:value-type="float" office:value="-5.67904118957E-017" calcext:value-type="float">
            <text:p>-5.67904118957E-17</text:p>
          </table:table-cell>
          <table:table-cell office:value-type="float" office:value="69.9179628564" calcext:value-type="float">
            <text:p>69.9179628564</text:p>
          </table:table-cell>
          <table:table-cell office:value-type="float" office:value="116.43245266" calcext:value-type="float">
            <text:p>116.43245266</text:p>
          </table:table-cell>
        </table:table-row>
        <table:table-row table:style-name="ro1">
          <table:table-cell office:value-type="float" office:value="1.23" calcext:value-type="float">
            <text:p>1.23</text:p>
          </table:table-cell>
          <table:table-cell office:value-type="float" office:value="69.9023368232" calcext:value-type="float">
            <text:p>69.9023368232</text:p>
          </table:table-cell>
          <table:table-cell office:value-type="float" office:value="3.34216031391E-016" calcext:value-type="float">
            <text:p>3.34216031391E-16</text:p>
          </table:table-cell>
          <table:table-cell office:value-type="float" office:value="69.9023368232" calcext:value-type="float">
            <text:p>69.9023368232</text:p>
          </table:table-cell>
          <table:table-cell office:value-type="float" office:value="120.744826582" calcext:value-type="float">
            <text:p>120.744826582</text:p>
          </table:table-cell>
        </table:table-row>
        <table:table-row table:style-name="ro1">
          <table:table-cell office:value-type="float" office:value="1.245" calcext:value-type="float">
            <text:p>1.245</text:p>
          </table:table-cell>
          <table:table-cell office:value-type="float" office:value="69.8905972323" calcext:value-type="float">
            <text:p>69.8905972323</text:p>
          </table:table-cell>
          <table:table-cell office:value-type="float" office:value="-1.74935130828E-016" calcext:value-type="float">
            <text:p>-1.74935130828E-16</text:p>
          </table:table-cell>
          <table:table-cell office:value-type="float" office:value="69.8905972323" calcext:value-type="float">
            <text:p>69.8905972323</text:p>
          </table:table-cell>
          <table:table-cell office:value-type="float" office:value="125.216920311" calcext:value-type="float">
            <text:p>125.216920311</text:p>
          </table:table-cell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128.021935912" calcext:value-type="float">
            <text:p>128.021935912</text:p>
          </table:table-cell>
          <table:table-cell office:value-type="float" office:value="8.53004649852E-016" calcext:value-type="float">
            <text:p>8.53004649852E-16</text:p>
          </table:table-cell>
          <table:table-cell office:value-type="float" office:value="128.021935912" calcext:value-type="float">
            <text:p>128.021935912</text:p>
          </table:table-cell>
          <table:table-cell office:value-type="float" office:value="129.854649478" calcext:value-type="float">
            <text:p>129.854649478</text:p>
          </table:table-cell>
        </table:table-row>
        <table:table-row table:style-name="ro1">
          <table:table-cell office:value-type="float" office:value="1.275" calcext:value-type="float">
            <text:p>1.275</text:p>
          </table:table-cell>
          <table:table-cell office:value-type="float" office:value="128.015808394" calcext:value-type="float">
            <text:p>128.015808394</text:p>
          </table:table-cell>
          <table:table-cell office:value-type="float" office:value="1.07786282138E-015" calcext:value-type="float">
            <text:p>1.07786282138E-15</text:p>
          </table:table-cell>
          <table:table-cell office:value-type="float" office:value="128.015808394" calcext:value-type="float">
            <text:p>128.015808394</text:p>
          </table:table-cell>
          <table:table-cell office:value-type="float" office:value="134.664148817" calcext:value-type="float">
            <text:p>134.664148817</text:p>
          </table:table-cell>
        </table:table-row>
        <table:table-row table:style-name="ro1">
          <table:table-cell office:value-type="float" office:value="1.29" calcext:value-type="float">
            <text:p>1.29</text:p>
          </table:table-cell>
          <table:table-cell office:value-type="float" office:value="128.010180847" calcext:value-type="float">
            <text:p>128.010180847</text:p>
          </table:table-cell>
          <table:table-cell office:value-type="float" office:value="1.24575488864E-015" calcext:value-type="float">
            <text:p>1.24575488864E-15</text:p>
          </table:table-cell>
          <table:table-cell office:value-type="float" office:value="128.010180847" calcext:value-type="float">
            <text:p>128.010180847</text:p>
          </table:table-cell>
          <table:table-cell office:value-type="float" office:value="139.651780275" calcext:value-type="float">
            <text:p>139.651780275</text:p>
          </table:table-cell>
        </table:table-row>
        <table:table-row table:style-name="ro1">
          <table:table-cell office:value-type="float" office:value="1.305" calcext:value-type="float">
            <text:p>1.305</text:p>
          </table:table-cell>
          <table:table-cell office:value-type="float" office:value="128.004983968" calcext:value-type="float">
            <text:p>128.004983968</text:p>
          </table:table-cell>
          <table:table-cell office:value-type="float" office:value="1.34201065686E-015" calcext:value-type="float">
            <text:p>1.34201065686E-15</text:p>
          </table:table-cell>
          <table:table-cell office:value-type="float" office:value="128.004983968" calcext:value-type="float">
            <text:p>128.004983968</text:p>
          </table:table-cell>
          <table:table-cell office:value-type="float" office:value="144.824141431" calcext:value-type="float">
            <text:p>144.824141431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128.000093155" calcext:value-type="float">
            <text:p>128.000093155</text:p>
          </table:table-cell>
          <table:table-cell office:value-type="float" office:value="1.42406878211E-015" calcext:value-type="float">
            <text:p>1.42406878211E-15</text:p>
          </table:table-cell>
          <table:table-cell office:value-type="float" office:value="128.000093155" calcext:value-type="float">
            <text:p>128.000093155</text:p>
          </table:table-cell>
          <table:table-cell office:value-type="float" office:value="150.188074222" calcext:value-type="float">
            <text:p>150.188074222</text:p>
          </table:table-cell>
        </table:table-row>
        <table:table-row table:style-name="ro1">
          <table:table-cell office:value-type="float" office:value="1.335" calcext:value-type="float">
            <text:p>1.335</text:p>
          </table:table-cell>
          <table:table-cell office:value-type="float" office:value="127.995452636" calcext:value-type="float">
            <text:p>127.995452636</text:p>
          </table:table-cell>
          <table:table-cell office:value-type="float" office:value="1.87394648495E-015" calcext:value-type="float">
            <text:p>1.87394648495E-15</text:p>
          </table:table-cell>
          <table:table-cell office:value-type="float" office:value="127.995452636" calcext:value-type="float">
            <text:p>127.995452636</text:p>
          </table:table-cell>
          <table:table-cell office:value-type="float" office:value="155.750673995" calcext:value-type="float">
            <text:p>155.750673995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127.991660771" calcext:value-type="float">
            <text:p>127.991660771</text:p>
          </table:table-cell>
          <table:table-cell office:value-type="float" office:value="2.03361477599E-015" calcext:value-type="float">
            <text:p>2.03361477599E-15</text:p>
          </table:table-cell>
          <table:table-cell office:value-type="float" office:value="127.991660771" calcext:value-type="float">
            <text:p>127.991660771</text:p>
          </table:table-cell>
          <table:table-cell office:value-type="float" office:value="161.519298889" calcext:value-type="float">
            <text:p>161.519298889</text:p>
          </table:table-cell>
        </table:table-row>
        <table:table-row table:style-name="ro1">
          <table:table-cell office:value-type="float" office:value="1.365" calcext:value-type="float">
            <text:p>1.365</text:p>
          </table:table-cell>
          <table:table-cell office:value-type="float" office:value="127.987395329" calcext:value-type="float">
            <text:p>127.987395329</text:p>
          </table:table-cell>
          <table:table-cell office:value-type="float" office:value="2.13323652464E-015" calcext:value-type="float">
            <text:p>2.13323652464E-15</text:p>
          </table:table-cell>
          <table:table-cell office:value-type="float" office:value="127.987395329" calcext:value-type="float">
            <text:p>127.987395329</text:p>
          </table:table-cell>
          <table:table-cell office:value-type="float" office:value="167.501579572" calcext:value-type="float">
            <text:p>167.501579572</text:p>
          </table:table-cell>
        </table:table-row>
        <table:table-row table:style-name="ro1">
          <table:table-cell office:value-type="float" office:value="1.38" calcext:value-type="float">
            <text:p>1.38</text:p>
          </table:table-cell>
          <table:table-cell office:value-type="float" office:value="127.983326063" calcext:value-type="float">
            <text:p>127.983326063</text:p>
          </table:table-cell>
          <table:table-cell office:value-type="float" office:value="1.50237272821E-015" calcext:value-type="float">
            <text:p>1.50237272821E-15</text:p>
          </table:table-cell>
          <table:table-cell office:value-type="float" office:value="127.983326063" calcext:value-type="float">
            <text:p>127.983326063</text:p>
          </table:table-cell>
          <table:table-cell office:value-type="float" office:value="173.705429333" calcext:value-type="float">
            <text:p>173.705429333</text:p>
          </table:table-cell>
        </table:table-row>
        <table:table-row table:style-name="ro1">
          <table:table-cell office:value-type="float" office:value="1.395" calcext:value-type="float">
            <text:p>1.395</text:p>
          </table:table-cell>
          <table:table-cell office:value-type="float" office:value="127.985447046" calcext:value-type="float">
            <text:p>127.985447046</text:p>
          </table:table-cell>
          <table:table-cell office:value-type="float" office:value="2.8068253192E-016" calcext:value-type="float">
            <text:p>2.8068253192E-16</text:p>
          </table:table-cell>
          <table:table-cell office:value-type="float" office:value="127.985447046" calcext:value-type="float">
            <text:p>127.985447046</text:p>
          </table:table-cell>
          <table:table-cell office:value-type="float" office:value="180.139054551" calcext:value-type="float">
            <text:p>180.139054551</text:p>
          </table:table-cell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float" office:value="127.978365968" calcext:value-type="float">
            <text:p>127.978365968</text:p>
          </table:table-cell>
          <table:table-cell office:value-type="float" office:value="1.03781318331E-015" calcext:value-type="float">
            <text:p>1.03781318331E-15</text:p>
          </table:table-cell>
          <table:table-cell office:value-type="float" office:value="127.978365968" calcext:value-type="float">
            <text:p>127.978365968</text:p>
          </table:table-cell>
          <table:table-cell office:value-type="float" office:value="186.810965547" calcext:value-type="float">
            <text:p>186.810965547</text:p>
          </table:table-cell>
        </table:table-row>
        <table:table-row table:style-name="ro1">
          <table:table-cell office:value-type="float" office:value="1.425" calcext:value-type="float">
            <text:p>1.425</text:p>
          </table:table-cell>
          <table:table-cell office:value-type="float" office:value="127.96802186" calcext:value-type="float">
            <text:p>127.96802186</text:p>
          </table:table-cell>
          <table:table-cell office:value-type="float" office:value="1.69984434945E-015" calcext:value-type="float">
            <text:p>1.69984434945E-15</text:p>
          </table:table-cell>
          <table:table-cell office:value-type="float" office:value="127.96802186" calcext:value-type="float">
            <text:p>127.96802186</text:p>
          </table:table-cell>
          <table:table-cell office:value-type="float" office:value="193.729987845" calcext:value-type="float">
            <text:p>193.729987845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127.980552909" calcext:value-type="float">
            <text:p>127.980552909</text:p>
          </table:table-cell>
          <table:table-cell office:value-type="float" office:value="-1.34327844493E-015" calcext:value-type="float">
            <text:p>-1.34327844493E-15</text:p>
          </table:table-cell>
          <table:table-cell office:value-type="float" office:value="127.980552909" calcext:value-type="float">
            <text:p>127.980552909</text:p>
          </table:table-cell>
          <table:table-cell office:value-type="float" office:value="200.905273845" calcext:value-type="float">
            <text:p>200.905273845</text:p>
          </table:table-cell>
        </table:table-row>
        <table:table-row table:style-name="ro1">
          <table:table-cell office:value-type="float" office:value="1.455" calcext:value-type="float">
            <text:p>1.455</text:p>
          </table:table-cell>
          <table:table-cell office:value-type="float" office:value="127.875775299" calcext:value-type="float">
            <text:p>127.875775299</text:p>
          </table:table-cell>
          <table:table-cell office:value-type="float" office:value="-3.11272906253E-016" calcext:value-type="float">
            <text:p>-3.11272906253E-16</text:p>
          </table:table-cell>
          <table:table-cell office:value-type="float" office:value="127.875775299" calcext:value-type="float">
            <text:p>127.875775299</text:p>
          </table:table-cell>
          <table:table-cell office:value-type="float" office:value="208.346314929" calcext:value-type="float">
            <text:p>208.346314929</text:p>
          </table:table-cell>
        </table:table-row>
        <table:table-row table:style-name="ro1">
          <table:table-cell office:value-type="float" office:value="1.47" calcext:value-type="float">
            <text:p>1.47</text:p>
          </table:table-cell>
          <table:table-cell office:value-type="float" office:value="127.794416667" calcext:value-type="float">
            <text:p>127.794416667</text:p>
          </table:table-cell>
          <table:table-cell office:value-type="float" office:value="-1.07189211302E-015" calcext:value-type="float">
            <text:p>-1.07189211302E-15</text:p>
          </table:table-cell>
          <table:table-cell office:value-type="float" office:value="127.794416667" calcext:value-type="float">
            <text:p>127.794416667</text:p>
          </table:table-cell>
          <table:table-cell office:value-type="float" office:value="216.062954017" calcext:value-type="float">
            <text:p>216.062954017</text:p>
          </table:table-cell>
        </table:table-row>
        <table:table-row table:style-name="ro1">
          <table:table-cell office:value-type="float" office:value="1.485" calcext:value-type="float">
            <text:p>1.485</text:p>
          </table:table-cell>
          <table:table-cell office:value-type="float" office:value="127.737466369" calcext:value-type="float">
            <text:p>127.737466369</text:p>
          </table:table-cell>
          <table:table-cell office:value-type="float" office:value="-2.59849063616E-016" calcext:value-type="float">
            <text:p>-2.59849063616E-16</text:p>
          </table:table-cell>
          <table:table-cell office:value-type="float" office:value="127.737466369" calcext:value-type="float">
            <text:p>127.737466369</text:p>
          </table:table-cell>
          <table:table-cell office:value-type="float" office:value="224.065398586" calcext:value-type="float">
            <text:p>224.065398586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234.073746327" calcext:value-type="float">
            <text:p>234.073746327</text:p>
          </table:table-cell>
          <table:table-cell office:value-type="float" office:value="3.54789455408E-015" calcext:value-type="float">
            <text:p>3.54789455408E-15</text:p>
          </table:table-cell>
          <table:table-cell office:value-type="float" office:value="234.073746327" calcext:value-type="float">
            <text:p>234.073746327</text:p>
          </table:table-cell>
          <table:table-cell office:value-type="float" office:value="232.364234173" calcext:value-type="float">
            <text:p>232.3642341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7T20:28:13.141012883</dc:date>
    <meta:editing-duration>PT3M4S</meta:editing-duration>
    <meta:editing-cycles>1</meta:editing-cycles>
    <meta:document-statistic meta:table-count="1" meta:cell-count="505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683cm" svg:y="0.316cm" chart:style-name="ch2">
          <text:p>Matched Impedance m=n=0.5 tau=eps=0.5</text:p>
        </chart:title>
        <chart:subtitle svg:x="6.355cm" svg:y="1.275cm" chart:style-name="ch3">
          <text:p>Right-Going Wave</text:p>
        </chart:subtitle>
        <chart:legend chart:legend-position="end" svg:x="11.772cm" svg:y="3.454cm" style:legend-expansion="high" chart:style-name="ch4"/>
        <chart:plot-area chart:style-name="ch5" table:cell-range-address="EnergyVals.A1:EnergyVals.E101" chart:data-source-has-labels="both" svg:x="1.331cm" svg:y="2.138cm" svg:width="10.121cm" svg:height="5.701cm">
          <chartooo:coordinate-region svg:x="2.138cm" svg:y="2.337cm" svg:width="9.314cm" svg:height="5.201cm"/>
          <chart:axis chart:dimension="x" chart:name="primary-x" chart:style-name="ch6" chartooo:axis-type="auto">
            <chartooo:date-scale/>
            <chart:title svg:x="5.99cm" svg:y="8.019cm" chart:style-name="ch7">
              <text:p>Time</text:p>
            </chart:title>
            <chart:categories table:cell-range-address="EnergyVals.A1:EnergyVals.A101"/>
          </chart:axis>
          <chart:axis chart:dimension="y" chart:name="primary-y" chart:style-name="ch6">
            <chart:title svg:x="0.451cm" svg:y="5.561cm" chart:style-name="ch8">
              <text:p>Energy</text:p>
            </chart:title>
            <chart:grid chart:style-name="ch9" chart:class="major"/>
          </chart:axis>
          <chart:series chart:style-name="ch10" chart:values-cell-range-address="EnergyVals.B1:EnergyVals.B101" loext:label-string="energy" chart:class="chart:line">
            <chart:data-point chart:repeated="101"/>
          </chart:series>
          <chart:series chart:style-name="ch11" chart:values-cell-range-address="EnergyVals.C1:EnergyVals.C101" loext:label-string="left_energy" chart:class="chart:line">
            <chart:data-point chart:repeated="101"/>
          </chart:series>
          <chart:series chart:style-name="ch12" chart:values-cell-range-address="EnergyVals.D1:EnergyVals.D101" loext:label-string="right_energy" chart:class="chart:line">
            <chart:data-point chart:repeated="101"/>
          </chart:series>
          <chart:series chart:style-name="ch13" chart:values-cell-range-address="EnergyVals.E1:EnergyVals.E101" loext:label-string="approx_limit_curve" chart:class="chart:line">
            <chart:data-point chart:repeated="10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ergy</text:p>
              </table:table-cell>
              <table:table-cell office:value-type="string">
                <text:p>left_energy</text:p>
              </table:table-cell>
              <table:table-cell office:value-type="string">
                <text:p>right_energy</text:p>
              </table:table-cell>
              <table:table-cell office:value-type="string">
                <text:p>approx_limit_curve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EnergyVals.A1:EnergyVals.A101</svg:desc>
                </draw:g>
              </table:table-cell>
              <table:table-cell office:value-type="float" office:value="11.7028555055">
                <text:p>11.7028555055</text:p>
                <draw:g>
                  <svg:desc>EnergyVals.B1:EnergyVals.B101</svg:desc>
                </draw:g>
              </table:table-cell>
              <table:table-cell office:value-type="float" office:value="-3.06648038066E-017">
                <text:p>-3.06648038066E-017</text:p>
                <draw:g>
                  <svg:desc>EnergyVals.C1:EnergyVals.C101</svg:desc>
                </draw:g>
              </table:table-cell>
              <table:table-cell office:value-type="float" office:value="11.7028555055">
                <text:p>11.7028555055</text:p>
                <draw:g>
                  <svg:desc>EnergyVals.D1:EnergyVals.D101</svg:desc>
                </draw:g>
              </table:table-cell>
              <table:table-cell office:value-type="float" office:value="6.11956670393">
                <text:p>6.11956670393</text:p>
                <draw:g>
                  <svg:desc>EnergyVals.E1:EnergyVals.E101</svg:desc>
                </draw:g>
              </table:table-cell>
            </table:table-row>
            <table:table-row>
              <table:table-cell office:value-type="float" office:value="0.015">
                <text:p>0.015</text:p>
              </table:table-cell>
              <table:table-cell office:value-type="float" office:value="11.7027988622">
                <text:p>11.7027988622</text:p>
              </table:table-cell>
              <table:table-cell office:value-type="float" office:value="-3.66387369267E-017">
                <text:p>-3.66387369267E-017</text:p>
              </table:table-cell>
              <table:table-cell office:value-type="float" office:value="11.7027988622">
                <text:p>11.7027988622</text:p>
              </table:table-cell>
              <table:table-cell office:value-type="float" office:value="6.34622052137">
                <text:p>6.34622052137</text:p>
              </table:table-cell>
            </table:table-row>
            <table:table-row>
              <table:table-cell office:value-type="float" office:value="0.03">
                <text:p>0.03</text:p>
              </table:table-cell>
              <table:table-cell office:value-type="float" office:value="11.7026769533">
                <text:p>11.7026769533</text:p>
              </table:table-cell>
              <table:table-cell office:value-type="float" office:value="-3.63173953173E-017">
                <text:p>-3.63173953173E-017</text:p>
              </table:table-cell>
              <table:table-cell office:value-type="float" office:value="11.7026769533">
                <text:p>11.7026769533</text:p>
              </table:table-cell>
              <table:table-cell office:value-type="float" office:value="6.58126904311">
                <text:p>6.58126904311</text:p>
              </table:table-cell>
            </table:table-row>
            <table:table-row>
              <table:table-cell office:value-type="float" office:value="0.045">
                <text:p>0.045</text:p>
              </table:table-cell>
              <table:table-cell office:value-type="float" office:value="11.7025443138">
                <text:p>11.7025443138</text:p>
              </table:table-cell>
              <table:table-cell office:value-type="float" office:value="-2.65239133055E-017">
                <text:p>-2.65239133055E-017</text:p>
              </table:table-cell>
              <table:table-cell office:value-type="float" office:value="11.7025443138">
                <text:p>11.7025443138</text:p>
              </table:table-cell>
              <table:table-cell office:value-type="float" office:value="6.82502318851">
                <text:p>6.82502318851</text:p>
              </table:table-cell>
            </table:table-row>
            <table:table-row>
              <table:table-cell office:value-type="float" office:value="0.06">
                <text:p>0.06</text:p>
              </table:table-cell>
              <table:table-cell office:value-type="float" office:value="11.7024355067">
                <text:p>11.7024355067</text:p>
              </table:table-cell>
              <table:table-cell office:value-type="float" office:value="-1.43676128368E-017">
                <text:p>-1.43676128368E-017</text:p>
              </table:table-cell>
              <table:table-cell office:value-type="float" office:value="11.7024355067">
                <text:p>11.7024355067</text:p>
              </table:table-cell>
              <table:table-cell office:value-type="float" office:value="7.07780539264">
                <text:p>7.07780539264</text:p>
              </table:table-cell>
            </table:table-row>
            <table:table-row>
              <table:table-cell office:value-type="float" office:value="0.075">
                <text:p>0.075</text:p>
              </table:table-cell>
              <table:table-cell office:value-type="float" office:value="11.7023691379">
                <text:p>11.7023691379</text:p>
              </table:table-cell>
              <table:table-cell office:value-type="float" office:value="-1.04772258123E-018">
                <text:p>-1.04772258123E-018</text:p>
              </table:table-cell>
              <table:table-cell office:value-type="float" office:value="11.7023691379">
                <text:p>11.7023691379</text:p>
              </table:table-cell>
              <table:table-cell office:value-type="float" office:value="7.33995003277">
                <text:p>7.33995003277</text:p>
              </table:table-cell>
            </table:table-row>
            <table:table-row>
              <table:table-cell office:value-type="float" office:value="0.09">
                <text:p>0.09</text:p>
              </table:table-cell>
              <table:table-cell office:value-type="float" office:value="11.7023514264">
                <text:p>11.7023514264</text:p>
              </table:table-cell>
              <table:table-cell office:value-type="float" office:value="2.12808408629E-017">
                <text:p>2.12808408629E-017</text:p>
              </table:table-cell>
              <table:table-cell office:value-type="float" office:value="11.7023514264">
                <text:p>11.7023514264</text:p>
              </table:table-cell>
              <table:table-cell office:value-type="float" office:value="7.61180387066">
                <text:p>7.61180387066</text:p>
              </table:table-cell>
            </table:table-row>
            <table:table-row>
              <table:table-cell office:value-type="float" office:value="0.105">
                <text:p>0.105</text:p>
              </table:table-cell>
              <table:table-cell office:value-type="float" office:value="11.7023794397">
                <text:p>11.7023794397</text:p>
              </table:table-cell>
              <table:table-cell office:value-type="float" office:value="2.55266558636E-017">
                <text:p>2.55266558636E-017</text:p>
              </table:table-cell>
              <table:table-cell office:value-type="float" office:value="11.7023794397">
                <text:p>11.7023794397</text:p>
              </table:table-cell>
              <table:table-cell office:value-type="float" office:value="7.89372651131">
                <text:p>7.89372651131</text:p>
              </table:table-cell>
            </table:table-row>
            <table:table-row>
              <table:table-cell office:value-type="float" office:value="0.12">
                <text:p>0.12</text:p>
              </table:table-cell>
              <table:table-cell office:value-type="float" office:value="11.7024439524">
                <text:p>11.7024439524</text:p>
              </table:table-cell>
              <table:table-cell office:value-type="float" office:value="3.42725362635E-017">
                <text:p>3.42725362635E-017</text:p>
              </table:table-cell>
              <table:table-cell office:value-type="float" office:value="11.7024439524">
                <text:p>11.7024439524</text:p>
              </table:table-cell>
              <table:table-cell office:value-type="float" office:value="8.18609087862">
                <text:p>8.18609087862</text:p>
              </table:table-cell>
            </table:table-row>
            <table:table-row>
              <table:table-cell office:value-type="float" office:value="0.135">
                <text:p>0.135</text:p>
              </table:table-cell>
              <table:table-cell office:value-type="float" office:value="11.7025319959">
                <text:p>11.7025319959</text:p>
              </table:table-cell>
              <table:table-cell office:value-type="float" office:value="4.10510549091E-017">
                <text:p>4.10510549091E-017</text:p>
              </table:table-cell>
              <table:table-cell office:value-type="float" office:value="11.7025319959">
                <text:p>11.7025319959</text:p>
              </table:table-cell>
              <table:table-cell office:value-type="float" office:value="8.48928370864">
                <text:p>8.48928370864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11.702629036">
                <text:p>11.702629036</text:p>
              </table:table-cell>
              <table:table-cell office:value-type="float" office:value="5.55519625974E-017">
                <text:p>5.55519625974E-017</text:p>
              </table:table-cell>
              <table:table-cell office:value-type="float" office:value="11.702629036">
                <text:p>11.702629036</text:p>
              </table:table-cell>
              <table:table-cell office:value-type="float" office:value="8.80370606122">
                <text:p>8.80370606122</text:p>
              </table:table-cell>
            </table:table-row>
            <table:table-row>
              <table:table-cell office:value-type="float" office:value="0.165">
                <text:p>0.165</text:p>
              </table:table-cell>
              <table:table-cell office:value-type="float" office:value="11.7027207998">
                <text:p>11.7027207998</text:p>
              </table:table-cell>
              <table:table-cell office:value-type="float" office:value="5.25389336791E-017">
                <text:p>5.25389336791E-017</text:p>
              </table:table-cell>
              <table:table-cell office:value-type="float" office:value="11.7027207998">
                <text:p>11.7027207998</text:p>
              </table:table-cell>
              <table:table-cell office:value-type="float" office:value="9.12977385048">
                <text:p>9.12977385048</text:p>
              </table:table-cell>
            </table:table-row>
            <table:table-row>
              <table:table-cell office:value-type="float" office:value="0.18">
                <text:p>0.18</text:p>
              </table:table-cell>
              <table:table-cell office:value-type="float" office:value="11.7027947787">
                <text:p>11.7027947787</text:p>
              </table:table-cell>
              <table:table-cell office:value-type="float" office:value="4.93605930537E-017">
                <text:p>4.93605930537E-017</text:p>
              </table:table-cell>
              <table:table-cell office:value-type="float" office:value="11.7027947787">
                <text:p>11.7027947787</text:p>
              </table:table-cell>
              <table:table-cell office:value-type="float" office:value="9.46791839496">
                <text:p>9.46791839496</text:p>
              </table:table-cell>
            </table:table-row>
            <table:table-row>
              <table:table-cell office:value-type="float" office:value="0.195">
                <text:p>0.195</text:p>
              </table:table-cell>
              <table:table-cell office:value-type="float" office:value="11.7028413859">
                <text:p>11.7028413859</text:p>
              </table:table-cell>
              <table:table-cell office:value-type="float" office:value="7.42534291856E-017">
                <text:p>7.42534291856E-017</text:p>
              </table:table-cell>
              <table:table-cell office:value-type="float" office:value="11.7028413859">
                <text:p>11.7028413859</text:p>
              </table:table-cell>
              <table:table-cell office:value-type="float" office:value="9.81858698821">
                <text:p>9.81858698821</text:p>
              </table:table-cell>
            </table:table-row>
            <table:table-row>
              <table:table-cell office:value-type="float" office:value="0.21">
                <text:p>0.21</text:p>
              </table:table-cell>
              <table:table-cell office:value-type="float" office:value="11.7028547551">
                <text:p>11.7028547551</text:p>
              </table:table-cell>
              <table:table-cell office:value-type="float" office:value="5.54781623693E-017">
                <text:p>5.54781623693E-017</text:p>
              </table:table-cell>
              <table:table-cell office:value-type="float" office:value="11.7028547551">
                <text:p>11.7028547551</text:p>
              </table:table-cell>
              <table:table-cell office:value-type="float" office:value="10.1822434904">
                <text:p>10.1822434904</text:p>
              </table:table-cell>
            </table:table-row>
            <table:table-row>
              <table:table-cell office:value-type="float" office:value="0.225">
                <text:p>0.225</text:p>
              </table:table-cell>
              <table:table-cell office:value-type="float" office:value="11.7028332347">
                <text:p>11.7028332347</text:p>
              </table:table-cell>
              <table:table-cell office:value-type="float" office:value="6.21016588111E-017">
                <text:p>6.21016588111E-017</text:p>
              </table:table-cell>
              <table:table-cell office:value-type="float" office:value="11.7028332347">
                <text:p>11.7028332347</text:p>
              </table:table-cell>
              <table:table-cell office:value-type="float" office:value="10.5593689421">
                <text:p>10.5593689421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11.7029852537">
                <text:p>11.7029852537</text:p>
              </table:table-cell>
              <table:table-cell office:value-type="float" office:value="1.26057039753E-016">
                <text:p>1.26057039753E-016</text:p>
              </table:table-cell>
              <table:table-cell office:value-type="float" office:value="11.7029852537">
                <text:p>11.7029852537</text:p>
              </table:table-cell>
              <table:table-cell office:value-type="float" office:value="10.9504622002">
                <text:p>10.9504622002</text:p>
              </table:table-cell>
            </table:table-row>
            <table:table-row>
              <table:table-cell office:value-type="float" office:value="0.255">
                <text:p>0.255</text:p>
              </table:table-cell>
              <table:table-cell office:value-type="float" office:value="13.8024089886">
                <text:p>13.8024089886</text:p>
              </table:table-cell>
              <table:table-cell office:value-type="float" office:value="1.21777909084E-016">
                <text:p>1.21777909084E-016</text:p>
              </table:table-cell>
              <table:table-cell office:value-type="float" office:value="13.8024089886">
                <text:p>13.8024089886</text:p>
              </table:table-cell>
              <table:table-cell office:value-type="float" office:value="11.3560405982">
                <text:p>11.3560405982</text:p>
              </table:table-cell>
            </table:table-row>
            <table:table-row>
              <table:table-cell office:value-type="float" office:value="0.27">
                <text:p>0.27</text:p>
              </table:table-cell>
              <table:table-cell office:value-type="float" office:value="13.8045822492">
                <text:p>13.8045822492</text:p>
              </table:table-cell>
              <table:table-cell office:value-type="float" office:value="1.25851524894E-016">
                <text:p>1.25851524894E-016</text:p>
              </table:table-cell>
              <table:table-cell office:value-type="float" office:value="13.8045822492">
                <text:p>13.8045822492</text:p>
              </table:table-cell>
              <table:table-cell office:value-type="float" office:value="11.7766406304">
                <text:p>11.7766406304</text:p>
              </table:table-cell>
            </table:table-row>
            <table:table-row>
              <table:table-cell office:value-type="float" office:value="0.285">
                <text:p>0.285</text:p>
              </table:table-cell>
              <table:table-cell office:value-type="float" office:value="13.8063342974">
                <text:p>13.8063342974</text:p>
              </table:table-cell>
              <table:table-cell office:value-type="float" office:value="8.04023852357E-017">
                <text:p>8.04023852357E-017</text:p>
              </table:table-cell>
              <table:table-cell office:value-type="float" office:value="13.8063342974">
                <text:p>13.8063342974</text:p>
              </table:table-cell>
              <table:table-cell office:value-type="float" office:value="12.2128186614">
                <text:p>12.2128186614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13.8061100408">
                <text:p>13.8061100408</text:p>
              </table:table-cell>
              <table:table-cell office:value-type="float" office:value="3.25201953353E-017">
                <text:p>3.25201953353E-017</text:p>
              </table:table-cell>
              <table:table-cell office:value-type="float" office:value="13.8061100408">
                <text:p>13.8061100408</text:p>
              </table:table-cell>
              <table:table-cell office:value-type="float" office:value="12.6651516622">
                <text:p>12.6651516622</text:p>
              </table:table-cell>
            </table:table-row>
            <table:table-row>
              <table:table-cell office:value-type="float" office:value="0.315">
                <text:p>0.315</text:p>
              </table:table-cell>
              <table:table-cell office:value-type="float" office:value="13.8033467851">
                <text:p>13.8033467851</text:p>
              </table:table-cell>
              <table:table-cell office:value-type="float" office:value="1.28668703501E-017">
                <text:p>1.28668703501E-017</text:p>
              </table:table-cell>
              <table:table-cell office:value-type="float" office:value="13.8033467851">
                <text:p>13.8033467851</text:p>
              </table:table-cell>
              <table:table-cell office:value-type="float" office:value="13.1342379736">
                <text:p>13.1342379736</text:p>
              </table:table-cell>
            </table:table-row>
            <table:table-row>
              <table:table-cell office:value-type="float" office:value="0.33">
                <text:p>0.33</text:p>
              </table:table-cell>
              <table:table-cell office:value-type="float" office:value="13.7992394403">
                <text:p>13.7992394403</text:p>
              </table:table-cell>
              <table:table-cell office:value-type="float" office:value="-2.78088677988E-017">
                <text:p>-2.78088677988E-017</text:p>
              </table:table-cell>
              <table:table-cell office:value-type="float" office:value="13.7992394403">
                <text:p>13.7992394403</text:p>
              </table:table-cell>
              <table:table-cell office:value-type="float" office:value="13.6206980973">
                <text:p>13.6206980973</text:p>
              </table:table-cell>
            </table:table-row>
            <table:table-row>
              <table:table-cell office:value-type="float" office:value="0.345">
                <text:p>0.345</text:p>
              </table:table-cell>
              <table:table-cell office:value-type="float" office:value="13.7975450924">
                <text:p>13.7975450924</text:p>
              </table:table-cell>
              <table:table-cell office:value-type="float" office:value="-1.95913925217E-017">
                <text:p>-1.95913925217E-017</text:p>
              </table:table-cell>
              <table:table-cell office:value-type="float" office:value="13.7975450924">
                <text:p>13.7975450924</text:p>
              </table:table-cell>
              <table:table-cell office:value-type="float" office:value="14.1251755169">
                <text:p>14.1251755169</text:p>
              </table:table-cell>
            </table:table-row>
            <table:table-row>
              <table:table-cell office:value-type="float" office:value="0.36">
                <text:p>0.36</text:p>
              </table:table-cell>
              <table:table-cell office:value-type="float" office:value="13.7974129437">
                <text:p>13.7974129437</text:p>
              </table:table-cell>
              <table:table-cell office:value-type="float" office:value="-9.0049768062E-018">
                <text:p>-9.0049768062E-018</text:p>
              </table:table-cell>
              <table:table-cell office:value-type="float" office:value="13.7974129437">
                <text:p>13.7974129437</text:p>
              </table:table-cell>
              <table:table-cell office:value-type="float" office:value="14.6483375491">
                <text:p>14.6483375491</text:p>
              </table:table-cell>
            </table:table-row>
            <table:table-row>
              <table:table-cell office:value-type="float" office:value="0.375">
                <text:p>0.375</text:p>
              </table:table-cell>
              <table:table-cell office:value-type="float" office:value="13.7972975484">
                <text:p>13.7972975484</text:p>
              </table:table-cell>
              <table:table-cell office:value-type="float" office:value="1.1944250097E-017">
                <text:p>1.1944250097E-017</text:p>
              </table:table-cell>
              <table:table-cell office:value-type="float" office:value="13.7972975484">
                <text:p>13.7972975484</text:p>
              </table:table-cell>
              <table:table-cell office:value-type="float" office:value="15.1908762263">
                <text:p>15.1908762263</text:p>
              </table:table-cell>
            </table:table-row>
            <table:table-row>
              <table:table-cell office:value-type="float" office:value="0.39">
                <text:p>0.39</text:p>
              </table:table-cell>
              <table:table-cell office:value-type="float" office:value="13.7971963857">
                <text:p>13.7971963857</text:p>
              </table:table-cell>
              <table:table-cell office:value-type="float" office:value="-1.95274645966E-017">
                <text:p>-1.95274645966E-017</text:p>
              </table:table-cell>
              <table:table-cell office:value-type="float" office:value="13.7971963857">
                <text:p>13.7971963857</text:p>
              </table:table-cell>
              <table:table-cell office:value-type="float" office:value="15.7535092122">
                <text:p>15.7535092122</text:p>
              </table:table-cell>
            </table:table-row>
            <table:table-row>
              <table:table-cell office:value-type="float" office:value="0.405">
                <text:p>0.405</text:p>
              </table:table-cell>
              <table:table-cell office:value-type="float" office:value="13.7971069406">
                <text:p>13.7971069406</text:p>
              </table:table-cell>
              <table:table-cell office:value-type="float" office:value="-1.36047461689E-017">
                <text:p>-1.36047461689E-017</text:p>
              </table:table-cell>
              <table:table-cell office:value-type="float" office:value="13.7971069406">
                <text:p>13.7971069406</text:p>
              </table:table-cell>
              <table:table-cell office:value-type="float" office:value="16.3369807509">
                <text:p>16.3369807509</text:p>
              </table:table-cell>
            </table:table-row>
            <table:table-row>
              <table:table-cell office:value-type="float" office:value="0.42">
                <text:p>0.42</text:p>
              </table:table-cell>
              <table:table-cell office:value-type="float" office:value="13.797027408">
                <text:p>13.797027408</text:p>
              </table:table-cell>
              <table:table-cell office:value-type="float" office:value="-2.11279049712E-017">
                <text:p>-2.11279049712E-017</text:p>
              </table:table-cell>
              <table:table-cell office:value-type="float" office:value="13.797027408">
                <text:p>13.797027408</text:p>
              </table:table-cell>
              <table:table-cell office:value-type="float" office:value="16.9420626516">
                <text:p>16.9420626516</text:p>
              </table:table-cell>
            </table:table-row>
            <table:table-row>
              <table:table-cell office:value-type="float" office:value="0.435">
                <text:p>0.435</text:p>
              </table:table-cell>
              <table:table-cell office:value-type="float" office:value="13.7969561453">
                <text:p>13.7969561453</text:p>
              </table:table-cell>
              <table:table-cell office:value-type="float" office:value="4.91832721452E-018">
                <text:p>4.91832721452E-018</text:p>
              </table:table-cell>
              <table:table-cell office:value-type="float" office:value="13.7969561453">
                <text:p>13.7969561453</text:p>
              </table:table-cell>
              <table:table-cell office:value-type="float" office:value="17.5695553093">
                <text:p>17.5695553093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13.7968916543">
                <text:p>13.7968916543</text:p>
              </table:table-cell>
              <table:table-cell office:value-type="float" office:value="-3.31954159042E-017">
                <text:p>-3.31954159042E-017</text:p>
              </table:table-cell>
              <table:table-cell office:value-type="float" office:value="13.7968916543">
                <text:p>13.7968916543</text:p>
              </table:table-cell>
              <table:table-cell office:value-type="float" office:value="18.2202887638">
                <text:p>18.2202887638</text:p>
              </table:table-cell>
            </table:table-row>
            <table:table-row>
              <table:table-cell office:value-type="float" office:value="0.465">
                <text:p>0.465</text:p>
              </table:table-cell>
              <table:table-cell office:value-type="float" office:value="13.7968327509">
                <text:p>13.7968327509</text:p>
              </table:table-cell>
              <table:table-cell office:value-type="float" office:value="9.66273843807E-018">
                <text:p>9.66273843807E-018</text:p>
              </table:table-cell>
              <table:table-cell office:value-type="float" office:value="13.7968327509">
                <text:p>13.7968327509</text:p>
              </table:table-cell>
              <table:table-cell office:value-type="float" office:value="18.8951237975">
                <text:p>18.8951237975</text:p>
              </table:table-cell>
            </table:table-row>
            <table:table-row>
              <table:table-cell office:value-type="float" office:value="0.48">
                <text:p>0.48</text:p>
              </table:table-cell>
              <table:table-cell office:value-type="float" office:value="13.7968670307">
                <text:p>13.7968670307</text:p>
              </table:table-cell>
              <table:table-cell office:value-type="float" office:value="5.85376425765E-018">
                <text:p>5.85376425765E-018</text:p>
              </table:table-cell>
              <table:table-cell office:value-type="float" office:value="13.7968670307">
                <text:p>13.7968670307</text:p>
              </table:table-cell>
              <table:table-cell office:value-type="float" office:value="19.5949530742">
                <text:p>19.5949530742</text:p>
              </table:table-cell>
            </table:table-row>
            <table:table-row>
              <table:table-cell office:value-type="float" office:value="0.495">
                <text:p>0.495</text:p>
              </table:table-cell>
              <table:table-cell office:value-type="float" office:value="13.7966338497">
                <text:p>13.7966338497</text:p>
              </table:table-cell>
              <table:table-cell office:value-type="float" office:value="2.01861350353E-017">
                <text:p>2.01861350353E-017</text:p>
              </table:table-cell>
              <table:table-cell office:value-type="float" office:value="13.7966338497">
                <text:p>13.7966338497</text:p>
              </table:table-cell>
              <table:table-cell office:value-type="float" office:value="20.3207023194">
                <text:p>20.3207023194</text:p>
              </table:table-cell>
            </table:table-row>
            <table:table-row>
              <table:table-cell office:value-type="float" office:value="0.51">
                <text:p>0.51</text:p>
              </table:table-cell>
              <table:table-cell office:value-type="float" office:value="21.6362062236">
                <text:p>21.6362062236</text:p>
              </table:table-cell>
              <table:table-cell office:value-type="float" office:value="3.00996772977E-016">
                <text:p>3.00996772977E-016</text:p>
              </table:table-cell>
              <table:table-cell office:value-type="float" office:value="21.6362062236">
                <text:p>21.6362062236</text:p>
              </table:table-cell>
              <table:table-cell office:value-type="float" office:value="21.0733315457">
                <text:p>21.0733315457</text:p>
              </table:table-cell>
            </table:table-row>
            <table:table-row>
              <table:table-cell office:value-type="float" office:value="0.525">
                <text:p>0.525</text:p>
              </table:table-cell>
              <table:table-cell office:value-type="float" office:value="21.6354663468">
                <text:p>21.6354663468</text:p>
              </table:table-cell>
              <table:table-cell office:value-type="float" office:value="1.99775173773E-016">
                <text:p>1.99775173773E-016</text:p>
              </table:table-cell>
              <table:table-cell office:value-type="float" office:value="21.6354663468">
                <text:p>21.6354663468</text:p>
              </table:table-cell>
              <table:table-cell office:value-type="float" office:value="21.8538363219">
                <text:p>21.8538363219</text:p>
              </table:table-cell>
            </table:table-row>
            <table:table-row>
              <table:table-cell office:value-type="float" office:value="0.54">
                <text:p>0.54</text:p>
              </table:table-cell>
              <table:table-cell office:value-type="float" office:value="21.6349797431">
                <text:p>21.6349797431</text:p>
              </table:table-cell>
              <table:table-cell office:value-type="float" office:value="2.11940658158E-016">
                <text:p>2.11940658158E-016</text:p>
              </table:table-cell>
              <table:table-cell office:value-type="float" office:value="21.6349797431">
                <text:p>21.6349797431</text:p>
              </table:table-cell>
              <table:table-cell office:value-type="float" office:value="22.6632490904">
                <text:p>22.6632490904</text:p>
              </table:table-cell>
            </table:table-row>
            <table:table-row>
              <table:table-cell office:value-type="float" office:value="0.555">
                <text:p>0.555</text:p>
              </table:table-cell>
              <table:table-cell office:value-type="float" office:value="21.634709198">
                <text:p>21.634709198</text:p>
              </table:table-cell>
              <table:table-cell office:value-type="float" office:value="2.63950784566E-016">
                <text:p>2.63950784566E-016</text:p>
              </table:table-cell>
              <table:table-cell office:value-type="float" office:value="21.634709198">
                <text:p>21.634709198</text:p>
              </table:table-cell>
              <table:table-cell office:value-type="float" office:value="23.5026405327">
                <text:p>23.5026405327</text:p>
              </table:table-cell>
            </table:table-row>
            <table:table-row>
              <table:table-cell office:value-type="float" office:value="0.57">
                <text:p>0.57</text:p>
              </table:table-cell>
              <table:table-cell office:value-type="float" office:value="21.6346387019">
                <text:p>21.6346387019</text:p>
              </table:table-cell>
              <table:table-cell office:value-type="float" office:value="1.94167621208E-016">
                <text:p>1.94167621208E-016</text:p>
              </table:table-cell>
              <table:table-cell office:value-type="float" office:value="21.6346387019">
                <text:p>21.6346387019</text:p>
              </table:table-cell>
              <table:table-cell office:value-type="float" office:value="24.3731209857">
                <text:p>24.3731209857</text:p>
              </table:table-cell>
            </table:table-row>
            <table:table-row>
              <table:table-cell office:value-type="float" office:value="0.585">
                <text:p>0.585</text:p>
              </table:table-cell>
              <table:table-cell office:value-type="float" office:value="21.6347409245">
                <text:p>21.6347409245</text:p>
              </table:table-cell>
              <table:table-cell office:value-type="float" office:value="2.16697678448E-016">
                <text:p>2.16697678448E-016</text:p>
              </table:table-cell>
              <table:table-cell office:value-type="float" office:value="21.6347409245">
                <text:p>21.6347409245</text:p>
              </table:table-cell>
              <table:table-cell office:value-type="float" office:value="25.2758419105">
                <text:p>25.2758419105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21.6510952997">
                <text:p>21.6510952997</text:p>
              </table:table-cell>
              <table:table-cell office:value-type="float" office:value="2.11462385901E-016">
                <text:p>2.11462385901E-016</text:p>
              </table:table-cell>
              <table:table-cell office:value-type="float" office:value="21.6510952997">
                <text:p>21.6510952997</text:p>
              </table:table-cell>
              <table:table-cell office:value-type="float" office:value="26.2119974155">
                <text:p>26.2119974155</text:p>
              </table:table-cell>
            </table:table-row>
            <table:table-row>
              <table:table-cell office:value-type="float" office:value="0.615">
                <text:p>0.615</text:p>
              </table:table-cell>
              <table:table-cell office:value-type="float" office:value="21.6608015544">
                <text:p>21.6608015544</text:p>
              </table:table-cell>
              <table:table-cell office:value-type="float" office:value="1.24096397284E-016">
                <text:p>1.24096397284E-016</text:p>
              </table:table-cell>
              <table:table-cell office:value-type="float" office:value="21.6608015544">
                <text:p>21.6608015544</text:p>
              </table:table-cell>
              <table:table-cell office:value-type="float" office:value="27.1828258359">
                <text:p>27.1828258359</text:p>
              </table:table-cell>
            </table:table-row>
            <table:table-row>
              <table:table-cell office:value-type="float" office:value="0.63">
                <text:p>0.63</text:p>
              </table:table-cell>
              <table:table-cell office:value-type="float" office:value="21.6448790143">
                <text:p>21.6448790143</text:p>
              </table:table-cell>
              <table:table-cell office:value-type="float" office:value="1.36629823114E-017">
                <text:p>1.36629823114E-017</text:p>
              </table:table-cell>
              <table:table-cell office:value-type="float" office:value="21.6448790143">
                <text:p>21.6448790143</text:p>
              </table:table-cell>
              <table:table-cell office:value-type="float" office:value="28.1896113719">
                <text:p>28.1896113719</text:p>
              </table:table-cell>
            </table:table-row>
            <table:table-row>
              <table:table-cell office:value-type="float" office:value="0.645">
                <text:p>0.645</text:p>
              </table:table-cell>
              <table:table-cell office:value-type="float" office:value="21.6317745966">
                <text:p>21.6317745966</text:p>
              </table:table-cell>
              <table:table-cell office:value-type="float" office:value="-3.59612299096E-017">
                <text:p>-3.59612299096E-017</text:p>
              </table:table-cell>
              <table:table-cell office:value-type="float" office:value="21.6317745966">
                <text:p>21.6317745966</text:p>
              </table:table-cell>
              <table:table-cell office:value-type="float" office:value="29.2336857874">
                <text:p>29.2336857874</text:p>
              </table:table-cell>
            </table:table-row>
            <table:table-row>
              <table:table-cell office:value-type="float" office:value="0.66">
                <text:p>0.66</text:p>
              </table:table-cell>
              <table:table-cell office:value-type="float" office:value="21.6313264437">
                <text:p>21.6313264437</text:p>
              </table:table-cell>
              <table:table-cell office:value-type="float" office:value="1.40018267986E-016">
                <text:p>1.40018267986E-016</text:p>
              </table:table-cell>
              <table:table-cell office:value-type="float" office:value="21.6313264437">
                <text:p>21.6313264437</text:p>
              </table:table-cell>
              <table:table-cell office:value-type="float" office:value="30.3164301714">
                <text:p>30.3164301714</text:p>
              </table:table-cell>
            </table:table-row>
            <table:table-row>
              <table:table-cell office:value-type="float" office:value="0.675">
                <text:p>0.675</text:p>
              </table:table-cell>
              <table:table-cell office:value-type="float" office:value="21.6309231397">
                <text:p>21.6309231397</text:p>
              </table:table-cell>
              <table:table-cell office:value-type="float" office:value="2.81683652788E-017">
                <text:p>2.81683652788E-017</text:p>
              </table:table-cell>
              <table:table-cell office:value-type="float" office:value="21.6309231397">
                <text:p>21.6309231397</text:p>
              </table:table-cell>
              <table:table-cell office:value-type="float" office:value="31.4392767653">
                <text:p>31.4392767653</text:p>
              </table:table-cell>
            </table:table-row>
            <table:table-row>
              <table:table-cell office:value-type="float" office:value="0.69">
                <text:p>0.69</text:p>
              </table:table-cell>
              <table:table-cell office:value-type="float" office:value="21.6305546024">
                <text:p>21.6305546024</text:p>
              </table:table-cell>
              <table:table-cell office:value-type="float" office:value="4.66025895356E-017">
                <text:p>4.66025895356E-017</text:p>
              </table:table-cell>
              <table:table-cell office:value-type="float" office:value="21.6305546024">
                <text:p>21.6305546024</text:p>
              </table:table-cell>
              <table:table-cell office:value-type="float" office:value="32.6037108569">
                <text:p>32.6037108569</text:p>
              </table:table-cell>
            </table:table-row>
            <table:table-row>
              <table:table-cell office:value-type="float" office:value="0.705">
                <text:p>0.705</text:p>
              </table:table-cell>
              <table:table-cell office:value-type="float" office:value="21.6302143638">
                <text:p>21.6302143638</text:p>
              </table:table-cell>
              <table:table-cell office:value-type="float" office:value="1.58163691E-017">
                <text:p>1.58163691E-017</text:p>
              </table:table-cell>
              <table:table-cell office:value-type="float" office:value="21.6302143638">
                <text:p>21.6302143638</text:p>
              </table:table-cell>
              <table:table-cell office:value-type="float" office:value="33.8112727458">
                <text:p>33.8112727458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21.6302168564">
                <text:p>21.6302168564</text:p>
              </table:table-cell>
              <table:table-cell office:value-type="float" office:value="3.81981225016E-017">
                <text:p>3.81981225016E-017</text:p>
              </table:table-cell>
              <table:table-cell office:value-type="float" office:value="21.6302168564">
                <text:p>21.6302168564</text:p>
              </table:table-cell>
              <table:table-cell office:value-type="float" office:value="35.0635597803">
                <text:p>35.0635597803</text:p>
              </table:table-cell>
            </table:table-row>
            <table:table-row>
              <table:table-cell office:value-type="float" office:value="0.735">
                <text:p>0.735</text:p>
              </table:table-cell>
              <table:table-cell office:value-type="float" office:value="21.6283356488">
                <text:p>21.6283356488</text:p>
              </table:table-cell>
              <table:table-cell office:value-type="float" office:value="3.34658511898E-017">
                <text:p>3.34658511898E-017</text:p>
              </table:table-cell>
              <table:table-cell office:value-type="float" office:value="21.6283356488">
                <text:p>21.6283356488</text:p>
              </table:table-cell>
              <table:table-cell office:value-type="float" office:value="36.3622284707">
                <text:p>36.3622284707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21.6274174397">
                <text:p>21.6274174397</text:p>
              </table:table-cell>
              <table:table-cell office:value-type="float" office:value="-1.23181708746E-017">
                <text:p>-1.23181708746E-017</text:p>
              </table:table-cell>
              <table:table-cell office:value-type="float" office:value="21.6274174397">
                <text:p>21.6274174397</text:p>
              </table:table-cell>
              <table:table-cell office:value-type="float" office:value="37.7089966803">
                <text:p>37.7089966803</text:p>
              </table:table-cell>
            </table:table-row>
            <table:table-row>
              <table:table-cell office:value-type="float" office:value="0.765">
                <text:p>0.765</text:p>
              </table:table-cell>
              <table:table-cell office:value-type="float" office:value="38.392108779">
                <text:p>38.392108779</text:p>
              </table:table-cell>
              <table:table-cell office:value-type="float" office:value="4.79990422415E-016">
                <text:p>4.79990422415E-016</text:p>
              </table:table-cell>
              <table:table-cell office:value-type="float" office:value="38.392108779">
                <text:p>38.392108779</text:p>
              </table:table-cell>
              <table:table-cell office:value-type="float" office:value="39.1056458979">
                <text:p>39.1056458979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38.3913526993">
                <text:p>38.3913526993</text:p>
              </table:table-cell>
              <table:table-cell office:value-type="float" office:value="2.62114676664E-016">
                <text:p>2.62114676664E-016</text:p>
              </table:table-cell>
              <table:table-cell office:value-type="float" office:value="38.3913526993">
                <text:p>38.3913526993</text:p>
              </table:table-cell>
              <table:table-cell office:value-type="float" office:value="40.5540235943">
                <text:p>40.5540235943</text:p>
              </table:table-cell>
            </table:table-row>
            <table:table-row>
              <table:table-cell office:value-type="float" office:value="0.795">
                <text:p>0.795</text:p>
              </table:table-cell>
              <table:table-cell office:value-type="float" office:value="38.3906680738">
                <text:p>38.3906680738</text:p>
              </table:table-cell>
              <table:table-cell office:value-type="float" office:value="4.464124997E-016">
                <text:p>4.464124997E-016</text:p>
              </table:table-cell>
              <table:table-cell office:value-type="float" office:value="38.3906680738">
                <text:p>38.3906680738</text:p>
              </table:table-cell>
              <table:table-cell office:value-type="float" office:value="42.0560456663">
                <text:p>42.0560456663</text:p>
              </table:table-cell>
            </table:table-row>
            <table:table-row>
              <table:table-cell office:value-type="float" office:value="0.81">
                <text:p>0.81</text:p>
              </table:table-cell>
              <table:table-cell office:value-type="float" office:value="38.3900304436">
                <text:p>38.3900304436</text:p>
              </table:table-cell>
              <table:table-cell office:value-type="float" office:value="3.90408376891E-016">
                <text:p>3.90408376891E-016</text:p>
              </table:table-cell>
              <table:table-cell office:value-type="float" office:value="38.3900304436">
                <text:p>38.3900304436</text:p>
              </table:table-cell>
              <table:table-cell office:value-type="float" office:value="43.6136989704">
                <text:p>43.6136989704</text:p>
              </table:table-cell>
            </table:table-row>
            <table:table-row>
              <table:table-cell office:value-type="float" office:value="0.825">
                <text:p>0.825</text:p>
              </table:table-cell>
              <table:table-cell office:value-type="float" office:value="38.3894302287">
                <text:p>38.3894302287</text:p>
              </table:table-cell>
              <table:table-cell office:value-type="float" office:value="3.45032401983E-016">
                <text:p>3.45032401983E-016</text:p>
              </table:table-cell>
              <table:table-cell office:value-type="float" office:value="38.3894302287">
                <text:p>38.3894302287</text:p>
              </table:table-cell>
              <table:table-cell office:value-type="float" office:value="45.2290439519">
                <text:p>45.2290439519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38.388866728">
                <text:p>38.388866728</text:p>
              </table:table-cell>
              <table:table-cell office:value-type="float" office:value="3.19916115797E-016">
                <text:p>3.19916115797E-016</text:p>
              </table:table-cell>
              <table:table-cell office:value-type="float" office:value="38.388866728">
                <text:p>38.388866728</text:p>
              </table:table-cell>
              <table:table-cell office:value-type="float" office:value="46.9042173696">
                <text:p>46.9042173696</text:p>
              </table:table-cell>
            </table:table-row>
            <table:table-row>
              <table:table-cell office:value-type="float" office:value="0.855">
                <text:p>0.855</text:p>
              </table:table-cell>
              <table:table-cell office:value-type="float" office:value="38.3885714883">
                <text:p>38.3885714883</text:p>
              </table:table-cell>
              <table:table-cell office:value-type="float" office:value="3.71062476428E-016">
                <text:p>3.71062476428E-016</text:p>
              </table:table-cell>
              <table:table-cell office:value-type="float" office:value="38.3885714883">
                <text:p>38.3885714883</text:p>
              </table:table-cell>
              <table:table-cell office:value-type="float" office:value="48.6414351229">
                <text:p>48.6414351229</text:p>
              </table:table-cell>
            </table:table-row>
            <table:table-row>
              <table:table-cell office:value-type="float" office:value="0.87">
                <text:p>0.87</text:p>
              </table:table-cell>
              <table:table-cell office:value-type="float" office:value="38.3872547912">
                <text:p>38.3872547912</text:p>
              </table:table-cell>
              <table:table-cell office:value-type="float" office:value="3.64487028478E-016">
                <text:p>3.64487028478E-016</text:p>
              </table:table-cell>
              <table:table-cell office:value-type="float" office:value="38.3872547912">
                <text:p>38.3872547912</text:p>
              </table:table-cell>
              <table:table-cell office:value-type="float" office:value="50.4429951826">
                <text:p>50.4429951826</text:p>
              </table:table-cell>
            </table:table-row>
            <table:table-row>
              <table:table-cell office:value-type="float" office:value="0.885">
                <text:p>0.885</text:p>
              </table:table-cell>
              <table:table-cell office:value-type="float" office:value="38.3878780481">
                <text:p>38.3878780481</text:p>
              </table:table-cell>
              <table:table-cell office:value-type="float" office:value="2.32814041566E-016">
                <text:p>2.32814041566E-016</text:p>
              </table:table-cell>
              <table:table-cell office:value-type="float" office:value="38.3878780481">
                <text:p>38.3878780481</text:p>
              </table:table-cell>
              <table:table-cell office:value-type="float" office:value="52.3112806306">
                <text:p>52.3112806306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38.4706361283">
                <text:p>38.4706361283</text:p>
              </table:table-cell>
              <table:table-cell office:value-type="float" office:value="1.18710768888E-016">
                <text:p>1.18710768888E-016</text:p>
              </table:table-cell>
              <table:table-cell office:value-type="float" office:value="38.4706361283">
                <text:p>38.4706361283</text:p>
              </table:table-cell>
              <table:table-cell office:value-type="float" office:value="54.2487628125">
                <text:p>54.2487628125</text:p>
              </table:table-cell>
            </table:table-row>
            <table:table-row>
              <table:table-cell office:value-type="float" office:value="0.915">
                <text:p>0.915</text:p>
              </table:table-cell>
              <table:table-cell office:value-type="float" office:value="38.3935000873">
                <text:p>38.3935000873</text:p>
              </table:table-cell>
              <table:table-cell office:value-type="float" office:value="-1.94600891076E-016">
                <text:p>-1.94600891076E-016</text:p>
              </table:table-cell>
              <table:table-cell office:value-type="float" office:value="38.3935000873">
                <text:p>38.3935000873</text:p>
              </table:table-cell>
              <table:table-cell office:value-type="float" office:value="56.2580046064">
                <text:p>56.2580046064</text:p>
              </table:table-cell>
            </table:table-row>
            <table:table-row>
              <table:table-cell office:value-type="float" office:value="0.93">
                <text:p>0.93</text:p>
              </table:table-cell>
              <table:table-cell office:value-type="float" office:value="38.3795777847">
                <text:p>38.3795777847</text:p>
              </table:table-cell>
              <table:table-cell office:value-type="float" office:value="1.62336311946E-016">
                <text:p>1.62336311946E-016</text:p>
              </table:table-cell>
              <table:table-cell office:value-type="float" office:value="38.3795777847">
                <text:p>38.3795777847</text:p>
              </table:table-cell>
              <table:table-cell office:value-type="float" office:value="58.3416638134">
                <text:p>58.3416638134</text:p>
              </table:table-cell>
            </table:table-row>
            <table:table-row>
              <table:table-cell office:value-type="float" office:value="0.945">
                <text:p>0.945</text:p>
              </table:table-cell>
              <table:table-cell office:value-type="float" office:value="38.3778599055">
                <text:p>38.3778599055</text:p>
              </table:table-cell>
              <table:table-cell office:value-type="float" office:value="2.61332509664E-016">
                <text:p>2.61332509664E-016</text:p>
              </table:table-cell>
              <table:table-cell office:value-type="float" office:value="38.3778599055">
                <text:p>38.3778599055</text:p>
              </table:table-cell>
              <table:table-cell office:value-type="float" office:value="60.5024966727">
                <text:p>60.5024966727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38.3780196642">
                <text:p>38.3780196642</text:p>
              </table:table-cell>
              <table:table-cell office:value-type="float" office:value="-8.61326392217E-017">
                <text:p>-8.61326392217E-017</text:p>
              </table:table-cell>
              <table:table-cell office:value-type="float" office:value="38.3780196642">
                <text:p>38.3780196642</text:p>
              </table:table-cell>
              <table:table-cell office:value-type="float" office:value="62.7433615082">
                <text:p>62.7433615082</text:p>
              </table:table-cell>
            </table:table-row>
            <table:table-row>
              <table:table-cell office:value-type="float" office:value="0.975">
                <text:p>0.975</text:p>
              </table:table-cell>
              <table:table-cell office:value-type="float" office:value="38.3713137306">
                <text:p>38.3713137306</text:p>
              </table:table-cell>
              <table:table-cell office:value-type="float" office:value="3.45404289507E-016">
                <text:p>3.45404289507E-016</text:p>
              </table:table-cell>
              <table:table-cell office:value-type="float" office:value="38.3713137306">
                <text:p>38.3713137306</text:p>
              </table:table-cell>
              <table:table-cell office:value-type="float" office:value="65.0672225089">
                <text:p>65.0672225089</text:p>
              </table:table-cell>
            </table:table-row>
            <table:table-row>
              <table:table-cell office:value-type="float" office:value="0.99">
                <text:p>0.99</text:p>
              </table:table-cell>
              <table:table-cell office:value-type="float" office:value="38.3673850655">
                <text:p>38.3673850655</text:p>
              </table:table-cell>
              <table:table-cell office:value-type="float" office:value="-2.67124318471E-017">
                <text:p>-2.67124318471E-017</text:p>
              </table:table-cell>
              <table:table-cell office:value-type="float" office:value="38.3673850655">
                <text:p>38.3673850655</text:p>
              </table:table-cell>
              <table:table-cell office:value-type="float" office:value="67.4771536502">
                <text:p>67.4771536502</text:p>
              </table:table-cell>
            </table:table-row>
            <table:table-row>
              <table:table-cell office:value-type="float" office:value="1.005">
                <text:p>1.005</text:p>
              </table:table-cell>
              <table:table-cell office:value-type="float" office:value="69.9763427602">
                <text:p>69.9763427602</text:p>
              </table:table-cell>
              <table:table-cell office:value-type="float" office:value="-1.983061158E-017">
                <text:p>-1.983061158E-017</text:p>
              </table:table-cell>
              <table:table-cell office:value-type="float" office:value="69.9763427602">
                <text:p>69.9763427602</text:p>
              </table:table-cell>
              <table:table-cell office:value-type="float" office:value="69.9763427602">
                <text:p>69.9763427602</text:p>
              </table:table-cell>
            </table:table-row>
            <table:table-row>
              <table:table-cell office:value-type="float" office:value="1.02">
                <text:p>1.02</text:p>
              </table:table-cell>
              <table:table-cell office:value-type="float" office:value="69.9743012687">
                <text:p>69.9743012687</text:p>
              </table:table-cell>
              <table:table-cell office:value-type="float" office:value="6.521321575E-016">
                <text:p>6.521321575E-016</text:p>
              </table:table-cell>
              <table:table-cell office:value-type="float" office:value="69.9743012687">
                <text:p>69.9743012687</text:p>
              </table:table-cell>
              <table:table-cell office:value-type="float" office:value="72.5680957362">
                <text:p>72.5680957362</text:p>
              </table:table-cell>
            </table:table-row>
            <table:table-row>
              <table:table-cell office:value-type="float" office:value="1.035">
                <text:p>1.035</text:p>
              </table:table-cell>
              <table:table-cell office:value-type="float" office:value="69.9724321671">
                <text:p>69.9724321671</text:p>
              </table:table-cell>
              <table:table-cell office:value-type="float" office:value="7.43815070222E-016">
                <text:p>7.43815070222E-016</text:p>
              </table:table-cell>
              <table:table-cell office:value-type="float" office:value="69.9724321671">
                <text:p>69.9724321671</text:p>
              </table:table-cell>
              <table:table-cell office:value-type="float" office:value="75.2558409179">
                <text:p>75.2558409179</text:p>
              </table:table-cell>
            </table:table-row>
            <table:table-row>
              <table:table-cell office:value-type="float" office:value="1.05">
                <text:p>1.05</text:p>
              </table:table-cell>
              <table:table-cell office:value-type="float" office:value="69.970690435">
                <text:p>69.970690435</text:p>
              </table:table-cell>
              <table:table-cell office:value-type="float" office:value="4.68127012647E-016">
                <text:p>4.68127012647E-016</text:p>
              </table:table-cell>
              <table:table-cell office:value-type="float" office:value="69.970690435">
                <text:p>69.970690435</text:p>
              </table:table-cell>
              <table:table-cell office:value-type="float" office:value="78.0431336223">
                <text:p>78.0431336223</text:p>
              </table:table-cell>
            </table:table-row>
            <table:table-row>
              <table:table-cell office:value-type="float" office:value="1.065">
                <text:p>1.065</text:p>
              </table:table-cell>
              <table:table-cell office:value-type="float" office:value="69.9690474125">
                <text:p>69.9690474125</text:p>
              </table:table-cell>
              <table:table-cell office:value-type="float" office:value="7.11041324708E-016">
                <text:p>7.11041324708E-016</text:p>
              </table:table-cell>
              <table:table-cell office:value-type="float" office:value="69.9690474125">
                <text:p>69.9690474125</text:p>
              </table:table-cell>
              <table:table-cell office:value-type="float" office:value="80.9336608469">
                <text:p>80.9336608469</text:p>
              </table:table-cell>
            </table:table-row>
            <table:table-row>
              <table:table-cell office:value-type="float" office:value="1.08">
                <text:p>1.08</text:p>
              </table:table-cell>
              <table:table-cell office:value-type="float" office:value="69.967488159">
                <text:p>69.967488159</text:p>
              </table:table-cell>
              <table:table-cell office:value-type="float" office:value="8.47215295624E-016">
                <text:p>8.47215295624E-016</text:p>
              </table:table-cell>
              <table:table-cell office:value-type="float" office:value="69.967488159">
                <text:p>69.967488159</text:p>
              </table:table-cell>
              <table:table-cell office:value-type="float" office:value="83.9312461462">
                <text:p>83.9312461462</text:p>
              </table:table-cell>
            </table:table-row>
            <table:table-row>
              <table:table-cell office:value-type="float" office:value="1.095">
                <text:p>1.095</text:p>
              </table:table-cell>
              <table:table-cell office:value-type="float" office:value="69.9678937739">
                <text:p>69.9678937739</text:p>
              </table:table-cell>
              <table:table-cell office:value-type="float" office:value="1.0851152499E-015">
                <text:p>1.0851152499E-015</text:p>
              </table:table-cell>
              <table:table-cell office:value-type="float" office:value="69.9678937739">
                <text:p>69.9678937739</text:p>
              </table:table-cell>
              <table:table-cell office:value-type="float" office:value="87.0398546901">
                <text:p>87.0398546901</text:p>
              </table:table-cell>
            </table:table-row>
            <table:table-row>
              <table:table-cell office:value-type="float" office:value="1.11">
                <text:p>1.11</text:p>
              </table:table-cell>
              <table:table-cell office:value-type="float" office:value="69.965899539">
                <text:p>69.965899539</text:p>
              </table:table-cell>
              <table:table-cell office:value-type="float" office:value="7.67545495759E-016">
                <text:p>7.67545495759E-016</text:p>
              </table:table-cell>
              <table:table-cell office:value-type="float" office:value="69.965899539">
                <text:p>69.965899539</text:p>
              </table:table-cell>
              <table:table-cell office:value-type="float" office:value="90.2635985087">
                <text:p>90.2635985087</text:p>
              </table:table-cell>
            </table:table-row>
            <table:table-row>
              <table:table-cell office:value-type="float" office:value="1.125">
                <text:p>1.125</text:p>
              </table:table-cell>
              <table:table-cell office:value-type="float" office:value="69.9639399212">
                <text:p>69.9639399212</text:p>
              </table:table-cell>
              <table:table-cell office:value-type="float" office:value="6.90067584653E-016">
                <text:p>6.90067584653E-016</text:p>
              </table:table-cell>
              <table:table-cell office:value-type="float" office:value="69.9639399212">
                <text:p>69.9639399212</text:p>
              </table:table-cell>
              <table:table-cell office:value-type="float" office:value="93.6067419316">
                <text:p>93.6067419316</text:p>
              </table:table-cell>
            </table:table-row>
            <table:table-row>
              <table:table-cell office:value-type="float" office:value="1.14">
                <text:p>1.14</text:p>
              </table:table-cell>
              <table:table-cell office:value-type="float" office:value="69.9619602746">
                <text:p>69.9619602746</text:p>
              </table:table-cell>
              <table:table-cell office:value-type="float" office:value="5.80434800684E-016">
                <text:p>5.80434800684E-016</text:p>
              </table:table-cell>
              <table:table-cell office:value-type="float" office:value="69.9619602746">
                <text:p>69.9619602746</text:p>
              </table:table-cell>
              <table:table-cell office:value-type="float" office:value="97.0737072288">
                <text:p>97.0737072288</text:p>
              </table:table-cell>
            </table:table-row>
            <table:table-row>
              <table:table-cell office:value-type="float" office:value="1.155">
                <text:p>1.155</text:p>
              </table:table-cell>
              <table:table-cell office:value-type="float" office:value="69.9588474751">
                <text:p>69.9588474751</text:p>
              </table:table-cell>
              <table:table-cell office:value-type="float" office:value="7.56246270676E-016">
                <text:p>7.56246270676E-016</text:p>
              </table:table-cell>
              <table:table-cell office:value-type="float" office:value="69.9588474751">
                <text:p>69.9588474751</text:p>
              </table:table-cell>
              <table:table-cell office:value-type="float" office:value="100.66908046">
                <text:p>100.66908046</text:p>
              </table:table-cell>
            </table:table-row>
            <table:table-row>
              <table:table-cell office:value-type="float" office:value="1.17">
                <text:p>1.17</text:p>
              </table:table-cell>
              <table:table-cell office:value-type="float" office:value="70.1385924608">
                <text:p>70.1385924608</text:p>
              </table:table-cell>
              <table:table-cell office:value-type="float" office:value="8.95781178282E-016">
                <text:p>8.95781178282E-016</text:p>
              </table:table-cell>
              <table:table-cell office:value-type="float" office:value="70.1385924608">
                <text:p>70.1385924608</text:p>
              </table:table-cell>
              <table:table-cell office:value-type="float" office:value="104.397617543">
                <text:p>104.397617543</text:p>
              </table:table-cell>
            </table:table-row>
            <table:table-row>
              <table:table-cell office:value-type="float" office:value="1.185">
                <text:p>1.185</text:p>
              </table:table-cell>
              <table:table-cell office:value-type="float" office:value="69.9425631141">
                <text:p>69.9425631141</text:p>
              </table:table-cell>
              <table:table-cell office:value-type="float" office:value="-1.6271874418E-016">
                <text:p>-1.6271874418E-016</text:p>
              </table:table-cell>
              <table:table-cell office:value-type="float" office:value="69.9425631141">
                <text:p>69.9425631141</text:p>
              </table:table-cell>
              <table:table-cell office:value-type="float" office:value="108.26425054">
                <text:p>108.26425054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69.934285938">
                <text:p>69.934285938</text:p>
              </table:table-cell>
              <table:table-cell office:value-type="float" office:value="2.07064014282E-016">
                <text:p>2.07064014282E-016</text:p>
              </table:table-cell>
              <table:table-cell office:value-type="float" office:value="69.934285938">
                <text:p>69.934285938</text:p>
              </table:table-cell>
              <table:table-cell office:value-type="float" office:value="112.274094188">
                <text:p>112.274094188</text:p>
              </table:table-cell>
            </table:table-row>
            <table:table-row>
              <table:table-cell office:value-type="float" office:value="1.215">
                <text:p>1.215</text:p>
              </table:table-cell>
              <table:table-cell office:value-type="float" office:value="69.9179628564">
                <text:p>69.9179628564</text:p>
              </table:table-cell>
              <table:table-cell office:value-type="float" office:value="-5.67904118957E-017">
                <text:p>-5.67904118957E-017</text:p>
              </table:table-cell>
              <table:table-cell office:value-type="float" office:value="69.9179628564">
                <text:p>69.9179628564</text:p>
              </table:table-cell>
              <table:table-cell office:value-type="float" office:value="116.43245266">
                <text:p>116.43245266</text:p>
              </table:table-cell>
            </table:table-row>
            <table:table-row>
              <table:table-cell office:value-type="float" office:value="1.23">
                <text:p>1.23</text:p>
              </table:table-cell>
              <table:table-cell office:value-type="float" office:value="69.9023368232">
                <text:p>69.9023368232</text:p>
              </table:table-cell>
              <table:table-cell office:value-type="float" office:value="3.34216031391E-016">
                <text:p>3.34216031391E-016</text:p>
              </table:table-cell>
              <table:table-cell office:value-type="float" office:value="69.9023368232">
                <text:p>69.9023368232</text:p>
              </table:table-cell>
              <table:table-cell office:value-type="float" office:value="120.744826582">
                <text:p>120.744826582</text:p>
              </table:table-cell>
            </table:table-row>
            <table:table-row>
              <table:table-cell office:value-type="float" office:value="1.245">
                <text:p>1.245</text:p>
              </table:table-cell>
              <table:table-cell office:value-type="float" office:value="69.8905972323">
                <text:p>69.8905972323</text:p>
              </table:table-cell>
              <table:table-cell office:value-type="float" office:value="-1.74935130828E-016">
                <text:p>-1.74935130828E-016</text:p>
              </table:table-cell>
              <table:table-cell office:value-type="float" office:value="69.8905972323">
                <text:p>69.8905972323</text:p>
              </table:table-cell>
              <table:table-cell office:value-type="float" office:value="125.216920311">
                <text:p>125.216920311</text:p>
              </table:table-cell>
            </table:table-row>
            <table:table-row>
              <table:table-cell office:value-type="float" office:value="1.26">
                <text:p>1.26</text:p>
              </table:table-cell>
              <table:table-cell office:value-type="float" office:value="128.021935912">
                <text:p>128.021935912</text:p>
              </table:table-cell>
              <table:table-cell office:value-type="float" office:value="8.53004649852E-016">
                <text:p>8.53004649852E-016</text:p>
              </table:table-cell>
              <table:table-cell office:value-type="float" office:value="128.021935912">
                <text:p>128.021935912</text:p>
              </table:table-cell>
              <table:table-cell office:value-type="float" office:value="129.854649478">
                <text:p>129.854649478</text:p>
              </table:table-cell>
            </table:table-row>
            <table:table-row>
              <table:table-cell office:value-type="float" office:value="1.275">
                <text:p>1.275</text:p>
              </table:table-cell>
              <table:table-cell office:value-type="float" office:value="128.015808394">
                <text:p>128.015808394</text:p>
              </table:table-cell>
              <table:table-cell office:value-type="float" office:value="1.07786282138E-015">
                <text:p>1.07786282138E-015</text:p>
              </table:table-cell>
              <table:table-cell office:value-type="float" office:value="128.015808394">
                <text:p>128.015808394</text:p>
              </table:table-cell>
              <table:table-cell office:value-type="float" office:value="134.664148817">
                <text:p>134.664148817</text:p>
              </table:table-cell>
            </table:table-row>
            <table:table-row>
              <table:table-cell office:value-type="float" office:value="1.29">
                <text:p>1.29</text:p>
              </table:table-cell>
              <table:table-cell office:value-type="float" office:value="128.010180847">
                <text:p>128.010180847</text:p>
              </table:table-cell>
              <table:table-cell office:value-type="float" office:value="1.24575488864E-015">
                <text:p>1.24575488864E-015</text:p>
              </table:table-cell>
              <table:table-cell office:value-type="float" office:value="128.010180847">
                <text:p>128.010180847</text:p>
              </table:table-cell>
              <table:table-cell office:value-type="float" office:value="139.651780275">
                <text:p>139.651780275</text:p>
              </table:table-cell>
            </table:table-row>
            <table:table-row>
              <table:table-cell office:value-type="float" office:value="1.305">
                <text:p>1.305</text:p>
              </table:table-cell>
              <table:table-cell office:value-type="float" office:value="128.004983968">
                <text:p>128.004983968</text:p>
              </table:table-cell>
              <table:table-cell office:value-type="float" office:value="1.34201065686E-015">
                <text:p>1.34201065686E-015</text:p>
              </table:table-cell>
              <table:table-cell office:value-type="float" office:value="128.004983968">
                <text:p>128.004983968</text:p>
              </table:table-cell>
              <table:table-cell office:value-type="float" office:value="144.824141431">
                <text:p>144.824141431</text:p>
              </table:table-cell>
            </table:table-row>
            <table:table-row>
              <table:table-cell office:value-type="float" office:value="1.32">
                <text:p>1.32</text:p>
              </table:table-cell>
              <table:table-cell office:value-type="float" office:value="128.000093155">
                <text:p>128.000093155</text:p>
              </table:table-cell>
              <table:table-cell office:value-type="float" office:value="1.42406878211E-015">
                <text:p>1.42406878211E-015</text:p>
              </table:table-cell>
              <table:table-cell office:value-type="float" office:value="128.000093155">
                <text:p>128.000093155</text:p>
              </table:table-cell>
              <table:table-cell office:value-type="float" office:value="150.188074222">
                <text:p>150.188074222</text:p>
              </table:table-cell>
            </table:table-row>
            <table:table-row>
              <table:table-cell office:value-type="float" office:value="1.335">
                <text:p>1.335</text:p>
              </table:table-cell>
              <table:table-cell office:value-type="float" office:value="127.995452636">
                <text:p>127.995452636</text:p>
              </table:table-cell>
              <table:table-cell office:value-type="float" office:value="1.87394648495E-015">
                <text:p>1.87394648495E-015</text:p>
              </table:table-cell>
              <table:table-cell office:value-type="float" office:value="127.995452636">
                <text:p>127.995452636</text:p>
              </table:table-cell>
              <table:table-cell office:value-type="float" office:value="155.750673995">
                <text:p>155.750673995</text:p>
              </table:table-cell>
            </table:table-row>
            <table:table-row>
              <table:table-cell office:value-type="float" office:value="1.35">
                <text:p>1.35</text:p>
              </table:table-cell>
              <table:table-cell office:value-type="float" office:value="127.991660771">
                <text:p>127.991660771</text:p>
              </table:table-cell>
              <table:table-cell office:value-type="float" office:value="2.03361477599E-015">
                <text:p>2.03361477599E-015</text:p>
              </table:table-cell>
              <table:table-cell office:value-type="float" office:value="127.991660771">
                <text:p>127.991660771</text:p>
              </table:table-cell>
              <table:table-cell office:value-type="float" office:value="161.519298889">
                <text:p>161.519298889</text:p>
              </table:table-cell>
            </table:table-row>
            <table:table-row>
              <table:table-cell office:value-type="float" office:value="1.365">
                <text:p>1.365</text:p>
              </table:table-cell>
              <table:table-cell office:value-type="float" office:value="127.987395329">
                <text:p>127.987395329</text:p>
              </table:table-cell>
              <table:table-cell office:value-type="float" office:value="2.13323652464E-015">
                <text:p>2.13323652464E-015</text:p>
              </table:table-cell>
              <table:table-cell office:value-type="float" office:value="127.987395329">
                <text:p>127.987395329</text:p>
              </table:table-cell>
              <table:table-cell office:value-type="float" office:value="167.501579572">
                <text:p>167.501579572</text:p>
              </table:table-cell>
            </table:table-row>
            <table:table-row>
              <table:table-cell office:value-type="float" office:value="1.38">
                <text:p>1.38</text:p>
              </table:table-cell>
              <table:table-cell office:value-type="float" office:value="127.983326063">
                <text:p>127.983326063</text:p>
              </table:table-cell>
              <table:table-cell office:value-type="float" office:value="1.50237272821E-015">
                <text:p>1.50237272821E-015</text:p>
              </table:table-cell>
              <table:table-cell office:value-type="float" office:value="127.983326063">
                <text:p>127.983326063</text:p>
              </table:table-cell>
              <table:table-cell office:value-type="float" office:value="173.705429333">
                <text:p>173.705429333</text:p>
              </table:table-cell>
            </table:table-row>
            <table:table-row>
              <table:table-cell office:value-type="float" office:value="1.395">
                <text:p>1.395</text:p>
              </table:table-cell>
              <table:table-cell office:value-type="float" office:value="127.985447046">
                <text:p>127.985447046</text:p>
              </table:table-cell>
              <table:table-cell office:value-type="float" office:value="2.8068253192E-016">
                <text:p>2.8068253192E-016</text:p>
              </table:table-cell>
              <table:table-cell office:value-type="float" office:value="127.985447046">
                <text:p>127.985447046</text:p>
              </table:table-cell>
              <table:table-cell office:value-type="float" office:value="180.139054551">
                <text:p>180.139054551</text:p>
              </table:table-cell>
            </table:table-row>
            <table:table-row>
              <table:table-cell office:value-type="float" office:value="1.41">
                <text:p>1.41</text:p>
              </table:table-cell>
              <table:table-cell office:value-type="float" office:value="127.978365968">
                <text:p>127.978365968</text:p>
              </table:table-cell>
              <table:table-cell office:value-type="float" office:value="1.03781318331E-015">
                <text:p>1.03781318331E-015</text:p>
              </table:table-cell>
              <table:table-cell office:value-type="float" office:value="127.978365968">
                <text:p>127.978365968</text:p>
              </table:table-cell>
              <table:table-cell office:value-type="float" office:value="186.810965547">
                <text:p>186.810965547</text:p>
              </table:table-cell>
            </table:table-row>
            <table:table-row>
              <table:table-cell office:value-type="float" office:value="1.425">
                <text:p>1.425</text:p>
              </table:table-cell>
              <table:table-cell office:value-type="float" office:value="127.96802186">
                <text:p>127.96802186</text:p>
              </table:table-cell>
              <table:table-cell office:value-type="float" office:value="1.69984434945E-015">
                <text:p>1.69984434945E-015</text:p>
              </table:table-cell>
              <table:table-cell office:value-type="float" office:value="127.96802186">
                <text:p>127.96802186</text:p>
              </table:table-cell>
              <table:table-cell office:value-type="float" office:value="193.729987845">
                <text:p>193.729987845</text:p>
              </table:table-cell>
            </table:table-row>
            <table:table-row>
              <table:table-cell office:value-type="float" office:value="1.44">
                <text:p>1.44</text:p>
              </table:table-cell>
              <table:table-cell office:value-type="float" office:value="127.980552909">
                <text:p>127.980552909</text:p>
              </table:table-cell>
              <table:table-cell office:value-type="float" office:value="-1.34327844493E-015">
                <text:p>-1.34327844493E-015</text:p>
              </table:table-cell>
              <table:table-cell office:value-type="float" office:value="127.980552909">
                <text:p>127.980552909</text:p>
              </table:table-cell>
              <table:table-cell office:value-type="float" office:value="200.905273845">
                <text:p>200.905273845</text:p>
              </table:table-cell>
            </table:table-row>
            <table:table-row>
              <table:table-cell office:value-type="float" office:value="1.455">
                <text:p>1.455</text:p>
              </table:table-cell>
              <table:table-cell office:value-type="float" office:value="127.875775299">
                <text:p>127.875775299</text:p>
              </table:table-cell>
              <table:table-cell office:value-type="float" office:value="-3.11272906253E-016">
                <text:p>-3.11272906253E-016</text:p>
              </table:table-cell>
              <table:table-cell office:value-type="float" office:value="127.875775299">
                <text:p>127.875775299</text:p>
              </table:table-cell>
              <table:table-cell office:value-type="float" office:value="208.346314929">
                <text:p>208.346314929</text:p>
              </table:table-cell>
            </table:table-row>
            <table:table-row>
              <table:table-cell office:value-type="float" office:value="1.47">
                <text:p>1.47</text:p>
              </table:table-cell>
              <table:table-cell office:value-type="float" office:value="127.794416667">
                <text:p>127.794416667</text:p>
              </table:table-cell>
              <table:table-cell office:value-type="float" office:value="-1.07189211302E-015">
                <text:p>-1.07189211302E-015</text:p>
              </table:table-cell>
              <table:table-cell office:value-type="float" office:value="127.794416667">
                <text:p>127.794416667</text:p>
              </table:table-cell>
              <table:table-cell office:value-type="float" office:value="216.062954017">
                <text:p>216.062954017</text:p>
              </table:table-cell>
            </table:table-row>
            <table:table-row>
              <table:table-cell office:value-type="float" office:value="1.485">
                <text:p>1.485</text:p>
              </table:table-cell>
              <table:table-cell office:value-type="float" office:value="127.737466369">
                <text:p>127.737466369</text:p>
              </table:table-cell>
              <table:table-cell office:value-type="float" office:value="-2.59849063616E-016">
                <text:p>-2.59849063616E-016</text:p>
              </table:table-cell>
              <table:table-cell office:value-type="float" office:value="127.737466369">
                <text:p>127.737466369</text:p>
              </table:table-cell>
              <table:table-cell office:value-type="float" office:value="224.065398586">
                <text:p>224.065398586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234.073746327">
                <text:p>234.073746327</text:p>
              </table:table-cell>
              <table:table-cell office:value-type="float" office:value="3.54789455408E-015">
                <text:p>3.54789455408E-015</text:p>
              </table:table-cell>
              <table:table-cell office:value-type="float" office:value="234.073746327">
                <text:p>234.073746327</text:p>
              </table:table-cell>
              <table:table-cell office:value-type="float" office:value="232.364234173">
                <text:p>232.3642341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